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?xml version="1.0" encoding="utf-8"?&gt;</text:span></text:p>
      <text:p text:style-name="P1"><text:span text:style-name="T1">&lt;!DOCTYPE eagle SYSTEM "eagle.dtd"&gt;</text:span></text:p>
      <text:p text:style-name="P1"><text:span text:style-name="T1">&lt;eagle version="7.7.0"&gt;</text:span></text:p>
      <text:p text:style-name="P1"><text:span text:style-name="T1">&lt;drawing&gt;</text:span></text:p>
      <text:p text:style-name="P1"><text:span text:style-name="T1">&lt;settings&gt;</text:span></text:p>
      <text:p text:style-name="P1"><text:span text:style-name="T1">&lt;setting alwaysvectorfont="no"/&gt;</text:span></text:p>
      <text:p text:style-name="P1"><text:span text:style-name="T1">&lt;setting verticaltext="up"/&gt;</text:span></text:p>
      <text:p text:style-name="P1"><text:span text:style-name="T1">&lt;/settings&gt;</text:span></text:p>
      <text:p text:style-name="P1"><text:span text:style-name="T1">&lt;grid distance="0.05" unitdist="inch" unit="inch" style="lines" multiple="1" display="no" altdistance="0.025" altunitdist="inch" altunit="inch"/&gt;</text:span></text:p>
      <text:p text:style-name="P1"><text:span text:style-name="T1">&lt;layers&gt;</text:span></text:p>
      <text:p text:style-name="P1"><text:span text:style-name="T1">&lt;layer number="1" name="Top" color="4" fill="1" visible="yes" active="yes"/&gt;</text:span></text:p>
      <text:p text:style-name="P1"><text:span text:style-name="T1">&lt;layer number="2" name="Route2" color="1" fill="3" visible="no" active="no"/&gt;</text:span></text:p>
      <text:p text:style-name="P1"><text:span text:style-name="T1">&lt;layer number="3" name="Route3" color="4" fill="3" visible="no" active="no"/&gt;</text:span></text:p>
      <text:p text:style-name="P1"><text:span text:style-name="T1">&lt;layer number="4" name="Route4" color="1" fill="4" visible="no" active="no"/&gt;</text:span></text:p>
      <text:p text:style-name="P1"><text:span text:style-name="T1">&lt;layer number="5" name="Route5" color="4" fill="4" visible="no" active="no"/&gt;</text:span></text:p>
      <text:p text:style-name="P1"><text:span text:style-name="T1">&lt;layer number="6" name="Route6" color="1" fill="8" visible="no" active="no"/&gt;</text:span></text:p>
      <text:p text:style-name="P1"><text:span text:style-name="T1">&lt;layer number="7" name="Route7" color="4" fill="8" visible="no" active="no"/&gt;</text:span></text:p>
      <text:p text:style-name="P1"><text:span text:style-name="T1">&lt;layer number="8" name="Route8" color="1" fill="2" visible="no" active="no"/&gt;</text:span></text:p>
      <text:p text:style-name="P1"><text:span text:style-name="T1">&lt;layer number="9" name="Route9" color="4" fill="2" visible="no" active="no"/&gt;</text:span></text:p>
      <text:p text:style-name="P1"><text:span text:style-name="T1">&lt;layer number="10" name="Route10" color="1" fill="7" visible="no" active="no"/&gt;</text:span></text:p>
      <text:p text:style-name="P1"><text:span text:style-name="T1">&lt;layer number="11" name="Route11" color="4" fill="7" visible="no" active="no"/&gt;</text:span></text:p>
      <text:p text:style-name="P1"><text:span text:style-name="T1">&lt;layer number="12" name="Route12" color="1" fill="5" visible="no" active="no"/&gt;</text:span></text:p>
      <text:p text:style-name="P1"><text:span text:style-name="T1">&lt;layer number="13" name="Route13" color="4" fill="5" visible="no" active="no"/&gt;</text:span></text:p>
      <text:p text:style-name="P1"><text:span text:style-name="T1">&lt;layer number="14" name="Route14" color="1" fill="6" visible="no" active="no"/&gt;</text:span></text:p>
      <text:p text:style-name="P1"><text:span text:style-name="T1">&lt;layer number="15" name="Route15" color="4" fill="6" visible="no" active="no"/&gt;</text:span></text:p>
      <text:p text:style-name="P1"><text:span text:style-name="T1">&lt;layer number="16" name="Bottom" color="1" fill="1" visible="yes" active="yes"/&gt;</text:span></text:p>
      <text:p text:style-name="P1"><text:span text:style-name="T1">&lt;layer number="17" name="Pads" color="2" fill="1" visible="yes" active="yes"/&gt;</text:span></text:p>
      <text:p text:style-name="P1"><text:span text:style-name="T1">&lt;layer number="18" name="Vias" color="2" fill="1" visible="yes" active="yes"/&gt;</text:span></text:p>
      <text:p text:style-name="P1"><text:span text:style-name="T1">&lt;layer number="19" name="Unrouted" color="6" fill="1" visible="yes" active="yes"/&gt;</text:span></text:p>
      <text:p text:style-name="P1"><text:span text:style-name="T1">&lt;layer number="20" name="Dimension" color="15" fill="1" visible="yes" active="yes"/&gt;</text:span></text:p>
      <text:p text:style-name="P1"><text:span text:style-name="T1">&lt;layer number="21" name="tPlace" color="7" fill="1" visible="yes" active="yes"/&gt;</text:span></text:p>
      <text:p text:style-name="P1"><text:span text:style-name="T1">&lt;layer number="22" name="bPlace" color="7" fill="1" visible="yes" active="yes"/&gt;</text:span></text:p>
      <text:p text:style-name="P1"><text:span text:style-name="T1">&lt;layer number="23" name="tOrigins" color="15" fill="1" visible="yes" active="yes"/&gt;</text:span></text:p>
      <text:p text:style-name="P1"><text:span text:style-name="T1">&lt;layer number="24" name="bOrigins" color="15" fill="1" visible="yes" active="yes"/&gt;</text:span></text:p>
      <text:p text:style-name="P1"><text:span text:style-name="T1">&lt;layer number="25" name="tNames" color="7" fill="1" visible="yes" active="yes"/&gt;</text:span></text:p>
      <text:p text:style-name="P1"><text:span text:style-name="T1">&lt;layer number="26" name="bNames" color="7" fill="1" visible="yes" active="yes"/&gt;</text:span></text:p>
      <text:p text:style-name="P1"><text:span text:style-name="T1">&lt;layer number="27" name="tValues" color="7" fill="1" visible="yes" active="yes"/&gt;</text:span></text:p>
      <text:p text:style-name="P1"><text:span text:style-name="T1">&lt;layer number="28" name="bValues" color="7" fill="1" visible="yes" active="yes"/&gt;</text:span></text:p>
      <text:p text:style-name="P1"><text:span text:style-name="T1">&lt;layer number="29" name="tStop" color="7" fill="3" visible="no" active="yes"/&gt;</text:span></text:p>
      <text:p text:style-name="P1"><text:span text:style-name="T1">&lt;layer number="30" name="bStop" color="7" fill="6" visible="no" active="yes"/&gt;</text:span></text:p>
      <text:p text:style-name="P1"><text:span text:style-name="T1">&lt;layer number="31" name="tCream" color="7" fill="4" visible="no" active="yes"/&gt;</text:span></text:p>
      <text:p text:style-name="P1"><text:span text:style-name="T1">&lt;layer number="32" name="bCream" color="7" fill="5" visible="no" active="yes"/&gt;</text:span></text:p>
      <text:p text:style-name="P1"><text:span text:style-name="T1">&lt;layer number="33" name="tFinish" color="6" fill="3" visible="no" active="yes"/&gt;</text:span></text:p>
      <text:p text:style-name="P1"><text:span text:style-name="T1">&lt;layer number="34" name="bFinish" color="6" fill="6" visible="no" active="yes"/&gt;</text:span></text:p>
      <text:p text:style-name="P1"><text:span text:style-name="T1">&lt;layer number="35" name="tGlue" color="7" fill="4" visible="no" active="yes"/&gt;</text:span></text:p>
      <text:p text:style-name="P1"><text:span text:style-name="T1">&lt;layer number="36" name="bGlue" color="7" fill="5" visible="no" active="yes"/&gt;</text:span></text:p>
      <text:p text:style-name="P1"><text:span text:style-name="T1">&lt;layer number="37" name="tTest" color="7" fill="1" visible="no" active="yes"/&gt;</text:span></text:p>
      <text:p text:style-name="P1"><text:span text:style-name="T1">&lt;layer number="38" name="bTest" color="7" fill="1" visible="no" active="yes"/&gt;</text:span></text:p>
      <text:p text:style-name="P1"><text:span text:style-name="T1">&lt;layer number="39" name="tKeepout" color="4" fill="11" visible="yes" active="yes"/&gt;</text:span></text:p>
      <text:p text:style-name="P1"><text:span text:style-name="T1">&lt;layer number="40" name="bKeepout" color="1" fill="11" visible="yes" active="yes"/&gt;</text:span></text:p>
      <text:p text:style-name="P1"><text:span text:style-name="T1">&lt;layer number="41" name="tRestrict" color="4" fill="10" visible="yes" active="yes"/&gt;</text:span></text:p>
      <text:p text:style-name="P1"><text:span text:style-name="T1">&lt;layer number="42" name="bRestrict" color="1" fill="10" visible="yes" active="yes"/&gt;</text:span></text:p>
      <text:p text:style-name="P1"><text:span text:style-name="T1">&lt;layer number="43" name="vRestrict" color="2" fill="10" visible="yes" active="yes"/&gt;</text:span></text:p>
      <text:p text:style-name="P1"><text:span text:style-name="T1">&lt;layer number="44" name="Drills" color="7" fill="1" visible="no" active="yes"/&gt;</text:span></text:p>
      <text:p text:style-name="P1"><text:span text:style-name="T1">&lt;layer number="45" name="Holes" color="7" fill="1" visible="no" active="yes"/&gt;</text:span></text:p>
      <text:p text:style-name="P1"><text:span text:style-name="T1">&lt;layer number="46" name="Milling" color="3" fill="1" visible="no" active="yes"/&gt;</text:span></text:p>
      <text:p text:style-name="P1"><text:span text:style-name="T1">&lt;layer number="47" name="Measures" color="7" fill="1" visible="no" active="yes"/&gt;</text:span></text:p>
      <text:p text:style-name="P1"><text:span text:style-name="T1">&lt;layer number="48" name="Document" color="7" fill="1" visible="yes" active="yes"/&gt;</text:span></text:p>
      <text:p text:style-name="P1"><text:span text:style-name="T1">&lt;layer number="49" name="Reference" color="7" fill="1" visible="yes" active="yes"/&gt;</text:span></text:p>
      <text:p text:style-name="P1"><text:span text:style-name="T1">&lt;layer number="51" name="tDocu" color="7" fill="1" visible="yes" active="yes"/&gt;</text:span></text:p>
      <text:p text:style-name="P1"><text:span text:style-name="T1">&lt;layer number="52" name="bDocu" color="7" fill="1" visible="yes" active="yes"/&gt;</text:span></text:p>
      <text:p text:style-name="P1"><text:span text:style-name="T1">&lt;layer number="90" name="Modules" color="5" fill="1" visible="no" active="no"/&gt;</text:span></text:p>
      <text:p text:style-name="P1"><text:span text:style-name="T1">&lt;layer number="91" name="Nets" color="2" fill="1" visible="no" active="no"/&gt;</text:span></text:p>
      <text:p text:style-name="P1"><text:span text:style-name="T1">&lt;layer number="92" name="Busses" color="1" fill="1" visible="no" active="no"/&gt;</text:span></text:p>
      <text:p text:style-name="P1"><text:span text:style-name="T1">&lt;layer number="93" name="Pins" color="2" fill="1" visible="no" active="no"/&gt;</text:span></text:p>
      <text:p text:style-name="P1"><text:span text:style-name="T1">&lt;layer number="94" name="Symbols" color="4" fill="1" visible="no" active="no"/&gt;</text:span></text:p>
      <text:p text:style-name="P1"><text:span text:style-name="T1">&lt;layer number="95" name="Names" color="7" fill="1" visible="no" active="no"/&gt;</text:span></text:p>
      <text:p text:style-name="P1"><text:span text:style-name="T1">&lt;layer number="96" name="Values" color="7" fill="1" visible="no" active="no"/&gt;</text:span></text:p>
      <text:p text:style-name="P1"><text:span text:style-name="T1">&lt;layer number="97" name="Info" color="7" fill="1" visible="no" active="no"/&gt;</text:span></text:p>
      <text:p text:style-name="P1"><text:span text:style-name="T1">&lt;layer number="98" name="Guide" color="6" fill="1" visible="no" active="no"/&gt;</text:span></text:p>
      <text:p text:style-name="P1"><text:span text:style-name="T1">&lt;layer number="99" name="SpiceOrder" color="5" fill="1" visible="no" active="no"/&gt;</text:span></text:p>
      <text:p text:style-name="P1"><text:span text:style-name="T1">&lt;/layers&gt;</text:span></text:p>
      <text:p text:style-name="P1"><text:span text:style-name="T1">&lt;board&gt;</text:span></text:p>
      <text:p text:style-name="P1"><text:span text:style-name="T1">&lt;plain&gt;</text:span></text:p>
      <text:p text:style-name="P1"><text:span text:style-name="T1">&lt;wire x1="0" y1="0" x2="160" y2="0" width="0" layer="20"/&gt;</text:span></text:p>
      <text:p text:style-name="P1"><text:span text:style-name="T1">&lt;wire x1="160" y1="0" x2="160" y2="100" width="0" layer="20"/&gt;</text:span></text:p>
      <text:p text:style-name="P1"><text:span text:style-name="T1">&lt;wire x1="160" y1="100" x2="0" y2="100" width="0" layer="20"/&gt;</text:span></text:p>
      <text:p text:style-name="P1"><text:span text:style-name="T1">&lt;wire x1="0" y1="100" x2="0" y2="0" width="0" layer="20"/&gt;</text:span></text:p>
      <text:p text:style-name="P1"><text:span text:style-name="T1">&lt;/plain&gt;</text:span></text:p>
      <text:p text:style-name="P1"><text:span text:style-name="T1">&lt;libraries&gt;</text:span></text:p>
      <text:p text:style-name="P1"><text:span text:style-name="T1">&lt;library name="resistor"&gt;</text:span></text:p>
      <text:p text:style-name="P1"><text:span text:style-name="T1">&lt;description&gt;&amp;lt;b&amp;gt;Resistors, Capacitors, Inductors&amp;lt;/b&amp;gt;&amp;lt;p&amp;gt;</text:span></text:p>
      <text:p text:style-name="P1"><text:span text:style-name="T1">Based on the previous libraries:</text:span></text:p>
      <text:p text:style-name="P1"><text:span text:style-name="T1">&amp;lt;ul&amp;gt;</text:span></text:p>
      <text:p text:style-name="P1"><text:span text:style-name="T1">&amp;lt;li&amp;gt;r.lbr</text:span></text:p>
      <text:p text:style-name="P1"><text:span text:style-name="T1">&amp;lt;li&amp;gt;cap.lbr </text:span></text:p>
      <text:p text:style-name="P1"><text:span text:style-name="T1">&amp;lt;li&amp;gt;cap-fe.lbr</text:span></text:p>
      <text:p text:style-name="P1"><text:span text:style-name="T1">&amp;lt;li&amp;gt;captant.lbr</text:span></text:p>
      <text:p text:style-name="P1"><text:span text:style-name="T1">&amp;lt;li&amp;gt;polcap.lbr</text:span></text:p>
      <text:p text:style-name="P1"><text:span text:style-name="T1">&amp;lt;li&amp;gt;ipc-smd.lbr</text:span></text:p>
      <text:p text:style-name="P1"><text:span text:style-name="T1">&amp;lt;/ul&amp;gt;</text:span></text:p>
      <text:p text:style-name="P1"><text:span text:style-name="T1">All SMD packages are defined according to the IPC specifications and<text:s text:c="2"/>CECC&amp;lt;p&amp;gt;</text:span></text:p>
      <text:p text:style-name="P1"><text:span text:style-name="T1">&amp;lt;author&amp;gt;Created by librarian@cadsoft.de&amp;lt;/author&amp;gt;&amp;lt;p&amp;gt;</text:span></text:p>
      <text:p text:style-name="P1"><text:span text:style-name="T1">&amp;lt;p&amp;gt;</text:span></text:p>
      <text:p text:style-name="P1"><text:span text:style-name="T1">for Electrolyt Capacitors see also :&amp;lt;p&amp;gt;</text:span></text:p>
      <text:p text:style-name="P1"><text:a xlink:href="http://www.bccomponents.com"><text:span text:style-name="T2">www.bccomponents.com</text:span></text:a><text:span text:style-name="T3"><text:s/>&amp;lt;p&amp;gt;</text:span></text:p>
      <text:p text:style-name="P1"><text:a xlink:href="http://www.panasonic.com&amp;lt;p&amp;gt"><text:span text:style-name="T4">www.panasonic.com&amp;lt;p&amp;gt</text:span></text:a><text:span text:style-name="T5">;</text:span></text:p>
      <text:p text:style-name="P1"><text:a xlink:href="http://www.kemet.com&amp;lt;p&amp;gt"><text:span text:style-name="T6">www.kemet.com&amp;lt;p&amp;gt</text:span></text:a><text:span text:style-name="T7">;</text:span></text:p>
      <text:p text:style-name="P1"><text:span text:style-name="T7">&amp;lt;p&amp;gt;</text:span></text:p>
      <text:p text:style-name="P1"><text:span text:style-name="T7">for trimmer refence see : &amp;lt;u&amp;gt;www.electrospec-inc.com/cross_references/trimpotcrossref.asp&amp;lt;/u&amp;gt;&amp;lt;p&amp;gt;</text:span></text:p>
      <text:p text:style-name="P1"><text:span text:style-name="T7"/></text:p>
      <text:p text:style-name="P1"><text:span text:style-name="T7">&amp;lt;map name="nav_main"&amp;gt;</text:span></text:p>
      <text:p text:style-name="P1"><text:span text:style-name="T7">&amp;lt;area shape="rect" coords="0,1,140,23" href="../military_specs.asp" title=""&amp;gt;</text:span></text:p>
      <text:p text:style-name="P1"><text:span text:style-name="T7">&amp;lt;area shape="rect" coords="0,24,140,51" href="../about.asp" title=""&amp;gt;</text:span></text:p>
      <text:p text:style-name="P1"><text:span text:style-name="T7">&amp;lt;area shape="rect" coords="1,52,140,77" href="../rfq.asp" title=""&amp;gt;</text:span></text:p>
      <text:p text:style-name="P1"><text:span text:style-name="T7">&amp;lt;area shape="rect" coords="0,78,139,103" href="../products.asp" title=""&amp;gt;</text:span></text:p>
      <text:p text:style-name="P1"><text:span text:style-name="T7">&amp;lt;area shape="rect" coords="1,102,138,128" href="../excess_inventory.asp" title=""&amp;gt;</text:span></text:p>
      <text:p text:style-name="P1"><text:span text:style-name="T7">&amp;lt;area shape="rect" coords="1,129,138,150" href="../edge.asp" title=""&amp;gt;</text:span></text:p>
      <text:p text:style-name="P1"><text:span text:style-name="T7">&amp;lt;area shape="rect" coords="1,151,139,178" href="../industry_links.asp" title=""&amp;gt;</text:span></text:p>
      <text:p text:style-name="P1"><text:span text:style-name="T7">&amp;lt;area shape="rect" coords="0,179,139,201" href="../comments.asp" title=""&amp;gt;</text:span></text:p>
      <text:p text:style-name="P1"><text:span text:style-name="T7">&amp;lt;area shape="rect" coords="1,203,138,231" href="../directory.asp" title=""&amp;gt;</text:span></text:p>
      <text:p text:style-name="P1"><text:span text:style-name="T7">&amp;lt;area shape="default" nohref&amp;gt;</text:span></text:p>
      <text:p text:style-name="P1"><text:span text:style-name="T7">&amp;lt;/map&amp;gt;</text:span></text:p>
      <text:p text:style-name="P1"><text:span text:style-name="T7"/></text:p>
      <text:p text:style-name="P1"><text:span text:style-name="T7">&amp;lt;html&amp;gt;</text:span></text:p>
      <text:p text:style-name="P1"><text:span text:style-name="T7"/></text:p>
      <text:p text:style-name="P1"><text:span text:style-name="T7">&amp;lt;title&amp;gt;&amp;lt;/title&amp;gt;</text:span></text:p>
      <text:p text:style-name="P1"><text:span text:style-name="T7"/></text:p>
      <text:p text:style-name="P1"><text:span text:style-name="T7"><text:s/>&amp;lt;LINK REL="StyleSheet" TYPE="text/css" HREF="style-sheet.css"&amp;gt;</text:span></text:p>
      <text:p text:style-name="P1"><text:span text:style-name="T7"/></text:p>
      <text:p text:style-name="P1"><text:span text:style-name="T7">&amp;lt;body bgcolor="#ffffff" text="#000000" marginwidth="0" marginheight="0" topmargin="0" leftmargin="0"&amp;gt;</text:span></text:p>
      <text:p text:style-name="P1"><text:span text:style-name="T7">&amp;lt;table border=0 cellspacing=0 cellpadding=0 width="100%" cellpaddding=0 height="55%"&amp;gt;</text:span></text:p>
      <text:p text:style-name="P1"><text:span text:style-name="T7">&amp;lt;tr valign="top"&amp;gt;</text:span></text:p>
      <text:p text:style-name="P1"><text:span text:style-name="T7"/></text:p>
      <text:p text:style-name="P1"><text:span text:style-name="T7">&amp;lt;/td&amp;gt;</text:span></text:p>
      <text:p text:style-name="P1"><text:span text:style-name="T7">&amp;lt;! &amp;lt;td width="10"&amp;gt;&amp;amp;nbsp;&amp;lt;/td&amp;gt;</text:span></text:p>
      <text:p text:style-name="P1"><text:span text:style-name="T7">&amp;lt;td width="90%"&amp;gt;</text:span></text:p>
      <text:p text:style-name="P1"><text:span text:style-name="T7"/></text:p>
      <text:p text:style-name="P1"><text:span text:style-name="T7">&amp;lt;b&amp;gt;&amp;lt;font color="#0000FF" size="4"&amp;gt;TRIM-POT CROSS REFERENCE&amp;lt;/font&amp;gt;&amp;lt;/b&amp;gt;</text:span></text:p>
      <text:p text:style-name="P1"><text:span text:style-name="T7">&amp;lt;P&amp;gt;</text:span></text:p>
      <text:p text:style-name="P1"><text:span text:style-name="T7">&amp;lt;TABLE BORDER=0 CELLSPACING=1 CELLPADDING=2&amp;gt;</text:span></text:p>
      <text:p text:style-name="P1"><text:span text:style-name="T7"><text:s text:c="2"/>&amp;lt;TR&amp;gt;</text:span></text:p>
      <text:p text:style-name="P1"><text:span text:style-name="T7"><text:s text:c="4"/>&amp;lt;TD COLSPAN=8&amp;gt;</text:span></text:p>
      <text:p text:style-name="P1"><text:span text:style-name="T7"><text:s text:c="6"/>&amp;lt;FONT SIZE=3 FACE=ARIAL&amp;gt;&amp;lt;B&amp;gt;RECTANGULAR MULTI-TURN&amp;lt;/B&amp;gt;&amp;lt;/FONT&amp;gt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<text:s text:c="2"/>&amp;lt;TR&amp;gt;</text:span></text:p>
      <text:p text:style-name="P1"><text:span text:style-name="T7"><text:s text:c="4"/>&amp;lt;TD ALIGN=CENTER&amp;gt;</text:span></text:p>
      <text:p text:style-name="P1"><text:span text:style-name="T7"><text:s text:c="6"/>&amp;lt;B&amp;gt;</text:span></text:p>
      <text:p text:style-name="P1"><text:span text:style-name="T7"><text:s text:c="6"/>&amp;lt;FONT SIZE=3 FACE=ARIAL color="#FF0000"&amp;gt;BOURNS&amp;lt;/FONT&amp;gt;</text:span></text:p>
      <text:p text:style-name="P1"><text:span text:style-name="T7"><text:s text:c="6"/>&amp;lt;/B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B&amp;gt;</text:span></text:p>
      <text:p text:style-name="P1"><text:span text:style-name="T7"><text:s text:c="6"/>&amp;lt;FONT SIZE=3 FACE=ARIAL color="#FF0000"&amp;gt;BI&amp;amp;nbsp;TECH&amp;lt;/FONT&amp;gt;</text:span></text:p>
      <text:p text:style-name="P1"><text:span text:style-name="T7"><text:s text:c="6"/>&amp;lt;/B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B&amp;gt;</text:span></text:p>
      <text:p text:style-name="P1"><text:span text:style-name="T7"><text:s text:c="6"/>&amp;lt;FONT SIZE=3 FACE=ARIAL color="#FF0000"&amp;gt;DALE-VISHAY&amp;lt;/FONT&amp;gt;</text:span></text:p>
      <text:p text:style-name="P1"><text:span text:style-name="T7"><text:s text:c="6"/>&amp;lt;/B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B&amp;gt;</text:span></text:p>
      <text:p text:style-name="P1"><text:span text:style-name="T7"><text:s text:c="6"/>&amp;lt;FONT SIZE=3 FACE=ARIAL color="#FF0000"&amp;gt;PHILIPS/MEPCO&amp;lt;/FONT&amp;gt;</text:span></text:p>
      <text:p text:style-name="P1"><text:span text:style-name="T7"><text:s text:c="6"/>&amp;lt;/B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B&amp;gt;</text:span></text:p>
      <text:p text:style-name="P1"><text:span text:style-name="T7"><text:s text:c="6"/>&amp;lt;FONT SIZE=3 FACE=ARIAL color="#FF0000"&amp;gt;MURATA&amp;lt;/FONT&amp;gt;</text:span></text:p>
      <text:p text:style-name="P1"><text:span text:style-name="T7"><text:s text:c="6"/>&amp;lt;/B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B&amp;gt;</text:span></text:p>
      <text:p text:style-name="P1"><text:span text:style-name="T7"><text:s text:c="6"/>&amp;lt;FONT SIZE=3 FACE=ARIAL color="#FF0000"&amp;gt;PANASONIC&amp;lt;/FONT&amp;gt;</text:span></text:p>
      <text:p text:style-name="P1"><text:span text:style-name="T7"><text:s text:c="6"/>&amp;lt;/B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B&amp;gt;</text:span></text:p>
      <text:p text:style-name="P1"><text:span text:style-name="T7"><text:s text:c="6"/>&amp;lt;FONT SIZE=3 FACE=ARIAL color="#FF0000"&amp;gt;SPECTROL&amp;lt;/FONT&amp;gt;</text:span></text:p>
      <text:p text:style-name="P1"><text:span text:style-name="T7"><text:s text:c="6"/>&amp;lt;/B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B&amp;gt;</text:span></text:p>
      <text:p text:style-name="P1"><text:span text:style-name="T7"><text:s text:c="6"/>&amp;lt;FONT SIZE=3 FACE=ARIAL color="#FF0000"&amp;gt;MILSPEC&amp;lt;/FONT&amp;gt;</text:span></text:p>
      <text:p text:style-name="P1"><text:span text:style-name="T7"><text:s text:c="6"/>&amp;lt;/B&amp;gt;</text:span></text:p>
      <text:p text:style-name="P1"><text:span text:style-name="T7"><text:s text:c="4"/>&amp;lt;/TD&amp;gt;&amp;lt;TD&amp;gt;&amp;amp;nbsp;&amp;lt;/TD&amp;gt;</text:span></text:p>
      <text:p text:style-name="P1"><text:span text:style-name="T7"><text:s text:c="2"/>&amp;lt;/TR&amp;gt;</text:span></text:p>
      <text:p text:style-name="P1"><text:span text:style-name="T7"><text:s text:c="2"/>&amp;lt;TR&amp;gt;</text:span></text:p>
      <text:p text:style-name="P1"><text:span text:style-name="T7"><text:s text:c="4"/>&amp;lt;TD BGCOLOR="#cccccc" ALIGN=CENTER&amp;gt;&amp;lt;FONT FACE=ARIAL SIZE=3 &amp;gt;</text:span></text:p>
      <text:p text:style-name="P1"><text:span text:style-name="T7"><text:s text:c="6"/>3005P&amp;lt;BR&amp;gt;</text:span></text:p>
      <text:p text:style-name="P1"><text:span text:style-name="T7"><text:s text:c="6"/>3006P&amp;lt;BR&amp;gt;</text:span></text:p>
      <text:p text:style-name="P1"><text:span text:style-name="T7"><text:s text:c="6"/>3006W&amp;lt;BR&amp;gt;</text:span></text:p>
      <text:p text:style-name="P1"><text:span text:style-name="T7"><text:s text:c="6"/>3006Y&amp;lt;BR&amp;gt;</text:span></text:p>
      <text:p text:style-name="P1"><text:span text:style-name="T7"><text:s text:c="6"/>3009P&amp;lt;BR&amp;gt;</text:span></text:p>
      <text:p text:style-name="P1"><text:span text:style-name="T7"><text:s text:c="6"/>3009W&amp;lt;BR&amp;gt;</text:span></text:p>
      <text:p text:style-name="P1"><text:span text:style-name="T7"><text:s text:c="6"/>3009Y&amp;lt;BR&amp;gt;</text:span></text:p>
      <text:p text:style-name="P1"><text:span text:style-name="T7"><text:s text:c="6"/>3057J&amp;lt;BR&amp;gt;</text:span></text:p>
      <text:p text:style-name="P1"><text:span text:style-name="T7"><text:s text:c="6"/>3057L&amp;lt;BR&amp;gt;</text:span></text:p>
      <text:p text:style-name="P1"><text:span text:style-name="T7"><text:s text:c="6"/>3057P&amp;lt;BR&amp;gt;</text:span></text:p>
      <text:p text:style-name="P1"><text:span text:style-name="T7"><text:s text:c="6"/>3057Y&amp;lt;BR&amp;gt;</text:span></text:p>
      <text:p text:style-name="P1"><text:span text:style-name="T7"><text:s text:c="6"/>3059J&amp;lt;BR&amp;gt;</text:span></text:p>
      <text:p text:style-name="P1"><text:span text:style-name="T7"><text:s text:c="6"/>3059L&amp;lt;BR&amp;gt;</text:span></text:p>
      <text:p text:style-name="P1"><text:span text:style-name="T7"><text:s text:c="6"/>3059P&amp;lt;BR&amp;gt;</text:span></text:p>
      <text:p text:style-name="P1"><text:span text:style-name="T7"><text:s text:c="6"/>3059Y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89P&amp;lt;BR&amp;gt;</text:span></text:p>
      <text:p text:style-name="P1"><text:span text:style-name="T7"><text:s text:c="6"/>89W&amp;lt;BR&amp;gt;</text:span></text:p>
      <text:p text:style-name="P1"><text:span text:style-name="T7"><text:s text:c="6"/>89X&amp;lt;BR&amp;gt;</text:span></text:p>
      <text:p text:style-name="P1"><text:span text:style-name="T7"><text:s text:c="6"/>89PH&amp;lt;BR&amp;gt;</text:span></text:p>
      <text:p text:style-name="P1"><text:span text:style-name="T7"><text:s text:c="6"/>76P&amp;lt;BR&amp;gt;</text:span></text:p>
      <text:p text:style-name="P1"><text:span text:style-name="T7"><text:s text:c="6"/>89XH&amp;lt;BR&amp;gt;</text:span></text:p>
      <text:p text:style-name="P1"><text:span text:style-name="T7"><text:s text:c="6"/>78SLT&amp;lt;BR&amp;gt;</text:span></text:p>
      <text:p text:style-name="P1"><text:span text:style-name="T7"><text:s text:c="6"/>78L&amp;amp;nbsp;ALT&amp;lt;BR&amp;gt;</text:span></text:p>
      <text:p text:style-name="P1"><text:span text:style-name="T7"><text:s text:c="6"/>56P&amp;amp;nbsp;ALT&amp;lt;BR&amp;gt;</text:span></text:p>
      <text:p text:style-name="P1"><text:span text:style-name="T7"><text:s text:c="6"/>78P&amp;amp;nbsp;ALT&amp;lt;BR&amp;gt;</text:span></text:p>
      <text:p text:style-name="P1"><text:span text:style-name="T7"><text:s text:c="6"/>T8S&amp;lt;BR&amp;gt;</text:span></text:p>
      <text:p text:style-name="P1"><text:span text:style-name="T7"><text:s text:c="6"/>78L&amp;lt;BR&amp;gt;</text:span></text:p>
      <text:p text:style-name="P1"><text:span text:style-name="T7"><text:s text:c="6"/>56P&amp;lt;BR&amp;gt;</text:span></text:p>
      <text:p text:style-name="P1"><text:span text:style-name="T7"><text:s text:c="6"/>78P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T18/784&amp;lt;BR&amp;gt;</text:span></text:p>
      <text:p text:style-name="P1"><text:span text:style-name="T7"><text:s text:c="6"/>783&amp;lt;BR&amp;gt;</text:span></text:p>
      <text:p text:style-name="P1"><text:span text:style-name="T7"><text:s text:c="6"/>781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2199&amp;lt;BR&amp;gt;</text:span></text:p>
      <text:p text:style-name="P1"><text:span text:style-name="T7"><text:s text:c="6"/>1697/1897&amp;lt;BR&amp;gt;</text:span></text:p>
      <text:p text:style-name="P1"><text:span text:style-name="T7"><text:s text:c="6"/>1680/1880&amp;lt;BR&amp;gt;</text:span></text:p>
      <text:p text:style-name="P1"><text:span text:style-name="T7"><text:s text:c="6"/>2187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8035EKP/CT20/RJ-20P&amp;lt;BR&amp;gt;</text:span></text:p>
      <text:p text:style-name="P1"><text:span text:style-name="T7"><text:s text:c="6"/>-&amp;lt;BR&amp;gt;</text:span></text:p>
      <text:p text:style-name="P1"><text:span text:style-name="T7"><text:s text:c="6"/>RJ-20X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1211L&amp;lt;BR&amp;gt;</text:span></text:p>
      <text:p text:style-name="P1"><text:span text:style-name="T7"><text:s text:c="6"/>8012EKQ&amp;amp;nbsp;ALT&amp;lt;BR&amp;gt;</text:span></text:p>
      <text:p text:style-name="P1"><text:span text:style-name="T7"><text:s text:c="6"/>8012EKR&amp;amp;nbsp;ALT&amp;lt;BR&amp;gt;</text:span></text:p>
      <text:p text:style-name="P1"><text:span text:style-name="T7"><text:s text:c="6"/>1211P&amp;lt;BR&amp;gt;</text:span></text:p>
      <text:p text:style-name="P1"><text:span text:style-name="T7"><text:s text:c="6"/>8012EKJ&amp;lt;BR&amp;gt;</text:span></text:p>
      <text:p text:style-name="P1"><text:span text:style-name="T7"><text:s text:c="6"/>8012EKL&amp;lt;BR&amp;gt;</text:span></text:p>
      <text:p text:style-name="P1"><text:span text:style-name="T7"><text:s text:c="6"/>8012EKQ&amp;lt;BR&amp;gt;</text:span></text:p>
      <text:p text:style-name="P1"><text:span text:style-name="T7"><text:s text:c="6"/>8012EKR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2101P&amp;lt;BR&amp;gt;</text:span></text:p>
      <text:p text:style-name="P1"><text:span text:style-name="T7"><text:s text:c="6"/>2101W&amp;lt;BR&amp;gt;</text:span></text:p>
      <text:p text:style-name="P1"><text:span text:style-name="T7"><text:s text:c="6"/>2101Y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2102L&amp;lt;BR&amp;gt;</text:span></text:p>
      <text:p text:style-name="P1"><text:span text:style-name="T7"><text:s text:c="6"/>2102S&amp;lt;BR&amp;gt;</text:span></text:p>
      <text:p text:style-name="P1"><text:span text:style-name="T7"><text:s text:c="6"/>2102Y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EVMCOG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43P&amp;lt;BR&amp;gt;</text:span></text:p>
      <text:p text:style-name="P1"><text:span text:style-name="T7"><text:s text:c="6"/>43W&amp;lt;BR&amp;gt;</text:span></text:p>
      <text:p text:style-name="P1"><text:span text:style-name="T7"><text:s text:c="6"/>43Y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40L&amp;lt;BR&amp;gt;</text:span></text:p>
      <text:p text:style-name="P1"><text:span text:style-name="T7"><text:s text:c="6"/>40P&amp;lt;BR&amp;gt;</text:span></text:p>
      <text:p text:style-name="P1"><text:span text:style-name="T7"><text:s text:c="6"/>40Y&amp;lt;BR&amp;gt;</text:span></text:p>
      <text:p text:style-name="P1"><text:span text:style-name="T7"><text:s text:c="6"/>70Y-T602&amp;lt;BR&amp;gt;</text:span></text:p>
      <text:p text:style-name="P1"><text:span text:style-name="T7"><text:s text:c="6"/>70L&amp;lt;BR&amp;gt;</text:span></text:p>
      <text:p text:style-name="P1"><text:span text:style-name="T7"><text:s text:c="6"/>70P&amp;lt;BR&amp;gt;</text:span></text:p>
      <text:p text:style-name="P1"><text:span text:style-name="T7"><text:s text:c="6"/>70Y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RT/RTR12&amp;lt;BR&amp;gt;</text:span></text:p>
      <text:p text:style-name="P1"><text:span text:style-name="T7"><text:s text:c="6"/>RT/RTR12&amp;lt;BR&amp;gt;</text:span></text:p>
      <text:p text:style-name="P1"><text:span text:style-name="T7"><text:s text:c="6"/>RT/RTR12&amp;lt;BR&amp;gt;</text:span></text:p>
      <text:p text:style-name="P1"><text:span text:style-name="T7"><text:s text:c="6"/>-&amp;lt;BR&amp;gt;</text:span></text:p>
      <text:p text:style-name="P1"><text:span text:style-name="T7"><text:s text:c="6"/>RJ/RJR12&amp;lt;BR&amp;gt;</text:span></text:p>
      <text:p text:style-name="P1"><text:span text:style-name="T7"><text:s text:c="6"/>RJ/RJR12&amp;lt;BR&amp;gt;</text:span></text:p>
      <text:p text:style-name="P1"><text:span text:style-name="T7"><text:s text:c="6"/>RJ/RJR12&amp;lt;BR&amp;gt;&amp;lt;/FONT&amp;gt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<text:s text:c="2"/>&amp;lt;TR&amp;gt;</text:span></text:p>
      <text:p text:style-name="P1"><text:span text:style-name="T7"><text:s text:c="4"/>&amp;lt;TD COLSPAN=8&amp;gt;&amp;amp;nbsp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<text:s text:c="2"/>&amp;lt;TR&amp;gt;</text:span></text:p>
      <text:p text:style-name="P1"><text:span text:style-name="T7"><text:s text:c="4"/>&amp;lt;TD COLSPAN=8&amp;gt;</text:span></text:p>
      <text:p text:style-name="P1"><text:span text:style-name="T7"><text:s text:c="6"/>&amp;lt;FONT SIZE=4 FACE=ARIAL&amp;gt;&amp;lt;B&amp;gt;SQUARE MULTI-TURN&amp;lt;/B&amp;gt;&amp;lt;/FONT&amp;gt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<text:s text:c="2"/>&amp;lt;TR&amp;gt;</text:span></text:p>
      <text:p text:style-name="P1"><text:span text:style-name="T7"><text:s text:c="3"/>&amp;lt;TD ALIGN=CENTER&amp;gt;</text:span></text:p>
      <text:p text:style-name="P1"><text:span text:style-name="T7"><text:s text:c="6"/>&amp;lt;FONT SIZE=3 FACE=ARIAL&amp;gt;&amp;lt;B&amp;gt;BOURN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FONT SIZE=3 FACE=ARIAL&amp;gt;&amp;lt;B&amp;gt;BI&amp;amp;nbsp;TECH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FONT SIZE=3 FACE=ARIAL&amp;gt;&amp;lt;B&amp;gt;DALE-VISHAY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FONT SIZE=3 FACE=ARIAL&amp;gt;&amp;lt;B&amp;gt;PHILIPS/MEPCO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FONT SIZE=3 FACE=ARIAL&amp;gt;&amp;lt;B&amp;gt;MURATA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FONT SIZE=3 FACE=ARIAL&amp;gt;&amp;lt;B&amp;gt;PANASONIC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FONT SIZE=3 FACE=ARIAL&amp;gt;&amp;lt;B&amp;gt;SPECTROL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FONT SIZE=3 FACE=ARIAL&amp;gt;&amp;lt;B&amp;gt;MILSPEC&amp;lt;/B&amp;gt;&amp;lt;/FONT&amp;gt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<text:s text:c="2"/>&amp;lt;TR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3250L&amp;lt;BR&amp;gt;</text:span></text:p>
      <text:p text:style-name="P1"><text:span text:style-name="T7"><text:s text:c="6"/>3250P&amp;lt;BR&amp;gt;</text:span></text:p>
      <text:p text:style-name="P1"><text:span text:style-name="T7"><text:s text:c="6"/>3250W&amp;lt;BR&amp;gt;</text:span></text:p>
      <text:p text:style-name="P1"><text:span text:style-name="T7"><text:s text:c="6"/>3250X&amp;lt;BR&amp;gt;</text:span></text:p>
      <text:p text:style-name="P1"><text:span text:style-name="T7"><text:s text:c="6"/>3252P&amp;lt;BR&amp;gt;</text:span></text:p>
      <text:p text:style-name="P1"><text:span text:style-name="T7"><text:s text:c="6"/>3252W&amp;lt;BR&amp;gt;</text:span></text:p>
      <text:p text:style-name="P1"><text:span text:style-name="T7"><text:s text:c="6"/>3252X&amp;lt;BR&amp;gt;</text:span></text:p>
      <text:p text:style-name="P1"><text:span text:style-name="T7"><text:s text:c="6"/>3260P&amp;lt;BR&amp;gt;</text:span></text:p>
      <text:p text:style-name="P1"><text:span text:style-name="T7"><text:s text:c="6"/>3260W&amp;lt;BR&amp;gt;</text:span></text:p>
      <text:p text:style-name="P1"><text:span text:style-name="T7"><text:s text:c="6"/>3260X&amp;lt;BR&amp;gt;</text:span></text:p>
      <text:p text:style-name="P1"><text:span text:style-name="T7"><text:s text:c="6"/>3262P&amp;lt;BR&amp;gt;</text:span></text:p>
      <text:p text:style-name="P1"><text:span text:style-name="T7"><text:s text:c="6"/>3262W&amp;lt;BR&amp;gt;</text:span></text:p>
      <text:p text:style-name="P1"><text:span text:style-name="T7"><text:s text:c="6"/>3262X&amp;lt;BR&amp;gt;</text:span></text:p>
      <text:p text:style-name="P1"><text:span text:style-name="T7"><text:s text:c="6"/>3266P&amp;lt;BR&amp;gt;</text:span></text:p>
      <text:p text:style-name="P1"><text:span text:style-name="T7"><text:s text:c="6"/>3266W&amp;lt;BR&amp;gt;</text:span></text:p>
      <text:p text:style-name="P1"><text:span text:style-name="T7"><text:s text:c="6"/>3266X&amp;lt;BR&amp;gt;</text:span></text:p>
      <text:p text:style-name="P1"><text:span text:style-name="T7"><text:s text:c="6"/>3290H&amp;lt;BR&amp;gt;</text:span></text:p>
      <text:p text:style-name="P1"><text:span text:style-name="T7"><text:s text:c="6"/>3290P&amp;lt;BR&amp;gt;</text:span></text:p>
      <text:p text:style-name="P1"><text:span text:style-name="T7"><text:s text:c="6"/>3290W&amp;lt;BR&amp;gt;</text:span></text:p>
      <text:p text:style-name="P1"><text:span text:style-name="T7"><text:s text:c="6"/>3292P&amp;lt;BR&amp;gt;</text:span></text:p>
      <text:p text:style-name="P1"><text:span text:style-name="T7"><text:s text:c="6"/>3292W&amp;lt;BR&amp;gt;</text:span></text:p>
      <text:p text:style-name="P1"><text:span text:style-name="T7"><text:s text:c="6"/>3292X&amp;lt;BR&amp;gt;</text:span></text:p>
      <text:p text:style-name="P1"><text:span text:style-name="T7"><text:s text:c="6"/>3296P&amp;lt;BR&amp;gt;</text:span></text:p>
      <text:p text:style-name="P1"><text:span text:style-name="T7"><text:s text:c="6"/>3296W&amp;lt;BR&amp;gt;</text:span></text:p>
      <text:p text:style-name="P1"><text:span text:style-name="T7"><text:s text:c="6"/>3296X&amp;lt;BR&amp;gt;</text:span></text:p>
      <text:p text:style-name="P1"><text:span text:style-name="T7"><text:s text:c="6"/>3296Y&amp;lt;BR&amp;gt;</text:span></text:p>
      <text:p text:style-name="P1"><text:span text:style-name="T7"><text:s text:c="6"/>3296Z&amp;lt;BR&amp;gt;</text:span></text:p>
      <text:p text:style-name="P1"><text:span text:style-name="T7"><text:s text:c="6"/>3299P&amp;lt;BR&amp;gt;</text:span></text:p>
      <text:p text:style-name="P1"><text:span text:style-name="T7"><text:s text:c="6"/>3299W&amp;lt;BR&amp;gt;</text:span></text:p>
      <text:p text:style-name="P1"><text:span text:style-name="T7"><text:s text:c="6"/>3299X&amp;lt;BR&amp;gt;</text:span></text:p>
      <text:p text:style-name="P1"><text:span text:style-name="T7"><text:s text:c="6"/>3299Y&amp;lt;BR&amp;gt;</text:span></text:p>
      <text:p text:style-name="P1"><text:span text:style-name="T7"><text:s text:c="6"/>3299Z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66P&amp;amp;nbsp;ALT&amp;lt;BR&amp;gt;</text:span></text:p>
      <text:p text:style-name="P1"><text:span text:style-name="T7"><text:s text:c="6"/>66W&amp;amp;nbsp;ALT&amp;lt;BR&amp;gt;</text:span></text:p>
      <text:p text:style-name="P1"><text:span text:style-name="T7"><text:s text:c="6"/>66X&amp;amp;nbsp;ALT&amp;lt;BR&amp;gt;</text:span></text:p>
      <text:p text:style-name="P1"><text:span text:style-name="T7"><text:s text:c="6"/>66P&amp;amp;nbsp;ALT&amp;lt;BR&amp;gt;</text:span></text:p>
      <text:p text:style-name="P1"><text:span text:style-name="T7"><text:s text:c="6"/>66W&amp;amp;nbsp;ALT&amp;lt;BR&amp;gt;</text:span></text:p>
      <text:p text:style-name="P1"><text:span text:style-name="T7"><text:s text:c="6"/>66X&amp;amp;nbsp;ALT&amp;lt;BR&amp;gt;</text:span></text:p>
      <text:p text:style-name="P1"><text:span text:style-name="T7"><text:s text:c="6"/>-&amp;lt;BR&amp;gt;</text:span></text:p>
      <text:p text:style-name="P1"><text:span text:style-name="T7"><text:s text:c="6"/>64W&amp;amp;nbsp;ALT&amp;lt;BR&amp;gt;</text:span></text:p>
      <text:p text:style-name="P1"><text:span text:style-name="T7"><text:s text:c="6"/>-&amp;lt;BR&amp;gt;</text:span></text:p>
      <text:p text:style-name="P1"><text:span text:style-name="T7"><text:s text:c="6"/>64P&amp;amp;nbsp;ALT&amp;lt;BR&amp;gt;</text:span></text:p>
      <text:p text:style-name="P1"><text:span text:style-name="T7"><text:s text:c="6"/>64W&amp;amp;nbsp;ALT&amp;lt;BR&amp;gt;</text:span></text:p>
      <text:p text:style-name="P1"><text:span text:style-name="T7"><text:s text:c="6"/>64X&amp;amp;nbsp;ALT&amp;lt;BR&amp;gt;</text:span></text:p>
      <text:p text:style-name="P1"><text:span text:style-name="T7"><text:s text:c="6"/>64P&amp;lt;BR&amp;gt;</text:span></text:p>
      <text:p text:style-name="P1"><text:span text:style-name="T7"><text:s text:c="6"/>64W&amp;lt;BR&amp;gt;</text:span></text:p>
      <text:p text:style-name="P1"><text:span text:style-name="T7"><text:s text:c="6"/>64X&amp;lt;BR&amp;gt;</text:span></text:p>
      <text:p text:style-name="P1"><text:span text:style-name="T7"><text:s text:c="6"/>66X&amp;amp;nbsp;ALT&amp;lt;BR&amp;gt;</text:span></text:p>
      <text:p text:style-name="P1"><text:span text:style-name="T7"><text:s text:c="6"/>66P&amp;amp;nbsp;ALT&amp;lt;BR&amp;gt;</text:span></text:p>
      <text:p text:style-name="P1"><text:span text:style-name="T7"><text:s text:c="6"/>66W&amp;amp;nbsp;ALT&amp;lt;BR&amp;gt;</text:span></text:p>
      <text:p text:style-name="P1"><text:span text:style-name="T7"><text:s text:c="6"/>66P&amp;lt;BR&amp;gt;</text:span></text:p>
      <text:p text:style-name="P1"><text:span text:style-name="T7"><text:s text:c="6"/>66W&amp;lt;BR&amp;gt;</text:span></text:p>
      <text:p text:style-name="P1"><text:span text:style-name="T7"><text:s text:c="6"/>66X&amp;lt;BR&amp;gt;</text:span></text:p>
      <text:p text:style-name="P1"><text:span text:style-name="T7"><text:s text:c="6"/>67P&amp;lt;BR&amp;gt;</text:span></text:p>
      <text:p text:style-name="P1"><text:span text:style-name="T7"><text:s text:c="6"/>67W&amp;lt;BR&amp;gt;</text:span></text:p>
      <text:p text:style-name="P1"><text:span text:style-name="T7"><text:s text:c="6"/>67X&amp;lt;BR&amp;gt;</text:span></text:p>
      <text:p text:style-name="P1"><text:span text:style-name="T7"><text:s text:c="6"/>67Y&amp;lt;BR&amp;gt;</text:span></text:p>
      <text:p text:style-name="P1"><text:span text:style-name="T7"><text:s text:c="6"/>67Z&amp;lt;BR&amp;gt;</text:span></text:p>
      <text:p text:style-name="P1"><text:span text:style-name="T7"><text:s text:c="6"/>68P&amp;lt;BR&amp;gt;</text:span></text:p>
      <text:p text:style-name="P1"><text:span text:style-name="T7"><text:s text:c="6"/>68W&amp;lt;BR&amp;gt;</text:span></text:p>
      <text:p text:style-name="P1"><text:span text:style-name="T7"><text:s text:c="6"/>68X&amp;lt;BR&amp;gt;</text:span></text:p>
      <text:p text:style-name="P1"><text:span text:style-name="T7"><text:s text:c="6"/>67Y&amp;amp;nbsp;ALT&amp;lt;BR&amp;gt;</text:span></text:p>
      <text:p text:style-name="P1"><text:span text:style-name="T7"><text:s text:c="6"/>67Z&amp;amp;nbsp;ALT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5050&amp;lt;BR&amp;gt;</text:span></text:p>
      <text:p text:style-name="P1"><text:span text:style-name="T7"><text:s text:c="6"/>5091&amp;lt;BR&amp;gt;</text:span></text:p>
      <text:p text:style-name="P1"><text:span text:style-name="T7"><text:s text:c="6"/>5080&amp;lt;BR&amp;gt;</text:span></text:p>
      <text:p text:style-name="P1"><text:span text:style-name="T7"><text:s text:c="6"/>5087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T63YB&amp;lt;BR&amp;gt;</text:span></text:p>
      <text:p text:style-name="P1"><text:span text:style-name="T7"><text:s text:c="6"/>T63XB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5887&amp;lt;BR&amp;gt;</text:span></text:p>
      <text:p text:style-name="P1"><text:span text:style-name="T7"><text:s text:c="6"/>5891&amp;lt;BR&amp;gt;</text:span></text:p>
      <text:p text:style-name="P1"><text:span text:style-name="T7"><text:s text:c="6"/>5880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T93Z&amp;lt;BR&amp;gt;</text:span></text:p>
      <text:p text:style-name="P1"><text:span text:style-name="T7"><text:s text:c="6"/>T93YA&amp;lt;BR&amp;gt;</text:span></text:p>
      <text:p text:style-name="P1"><text:span text:style-name="T7"><text:s text:c="6"/>T93XA&amp;lt;BR&amp;gt;</text:span></text:p>
      <text:p text:style-name="P1"><text:span text:style-name="T7"><text:s text:c="6"/>T93YB&amp;lt;BR&amp;gt;</text:span></text:p>
      <text:p text:style-name="P1"><text:span text:style-name="T7"><text:s text:c="6"/>T93XB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8026EKP&amp;lt;BR&amp;gt;</text:span></text:p>
      <text:p text:style-name="P1"><text:span text:style-name="T7"><text:s text:c="6"/>8026EKW&amp;lt;BR&amp;gt;</text:span></text:p>
      <text:p text:style-name="P1"><text:span text:style-name="T7"><text:s text:c="6"/>8026EKM&amp;lt;BR&amp;gt;</text:span></text:p>
      <text:p text:style-name="P1"><text:span text:style-name="T7"><text:s text:c="6"/>8026EKP&amp;lt;BR&amp;gt;</text:span></text:p>
      <text:p text:style-name="P1"><text:span text:style-name="T7"><text:s text:c="6"/>8026EKB&amp;lt;BR&amp;gt;</text:span></text:p>
      <text:p text:style-name="P1"><text:span text:style-name="T7"><text:s text:c="6"/>8026EKM&amp;lt;BR&amp;gt;</text:span></text:p>
      <text:p text:style-name="P1"><text:span text:style-name="T7"><text:s text:c="6"/>1309X&amp;lt;BR&amp;gt;</text:span></text:p>
      <text:p text:style-name="P1"><text:span text:style-name="T7"><text:s text:c="6"/>1309P&amp;lt;BR&amp;gt;</text:span></text:p>
      <text:p text:style-name="P1"><text:span text:style-name="T7"><text:s text:c="6"/>1309W&amp;lt;BR&amp;gt;</text:span></text:p>
      <text:p text:style-name="P1"><text:span text:style-name="T7"><text:s text:c="6"/>8024EKP&amp;lt;BR&amp;gt;</text:span></text:p>
      <text:p text:style-name="P1"><text:span text:style-name="T7"><text:s text:c="6"/>8024EKW&amp;lt;BR&amp;gt;</text:span></text:p>
      <text:p text:style-name="P1"><text:span text:style-name="T7"><text:s text:c="6"/>8024EKN&amp;lt;BR&amp;gt;</text:span></text:p>
      <text:p text:style-name="P1"><text:span text:style-name="T7"><text:s text:c="6"/>RJ-9P/CT9P&amp;lt;BR&amp;gt;</text:span></text:p>
      <text:p text:style-name="P1"><text:span text:style-name="T7"><text:s text:c="6"/>RJ-9W&amp;lt;BR&amp;gt;</text:span></text:p>
      <text:p text:style-name="P1"><text:span text:style-name="T7"><text:s text:c="6"/>RJ-9X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3103P&amp;lt;BR&amp;gt;</text:span></text:p>
      <text:p text:style-name="P1"><text:span text:style-name="T7"><text:s text:c="6"/>3103Y&amp;lt;BR&amp;gt;</text:span></text:p>
      <text:p text:style-name="P1"><text:span text:style-name="T7"><text:s text:c="6"/>3103Z&amp;lt;BR&amp;gt;</text:span></text:p>
      <text:p text:style-name="P1"><text:span text:style-name="T7"><text:s text:c="6"/>3103P&amp;lt;BR&amp;gt;</text:span></text:p>
      <text:p text:style-name="P1"><text:span text:style-name="T7"><text:s text:c="6"/>3103Y&amp;lt;BR&amp;gt;</text:span></text:p>
      <text:p text:style-name="P1"><text:span text:style-name="T7"><text:s text:c="6"/>3103Z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3105P/3106P&amp;lt;BR&amp;gt;</text:span></text:p>
      <text:p text:style-name="P1"><text:span text:style-name="T7"><text:s text:c="6"/>3105W/3106W&amp;lt;BR&amp;gt;</text:span></text:p>
      <text:p text:style-name="P1"><text:span text:style-name="T7"><text:s text:c="6"/>3105X/3106X&amp;lt;BR&amp;gt;</text:span></text:p>
      <text:p text:style-name="P1"><text:span text:style-name="T7"><text:s text:c="6"/>3105Y/3106Y&amp;lt;BR&amp;gt;</text:span></text:p>
      <text:p text:style-name="P1"><text:span text:style-name="T7"><text:s text:c="6"/>3105Z/3105Z&amp;lt;BR&amp;gt;</text:span></text:p>
      <text:p text:style-name="P1"><text:span text:style-name="T7"><text:s text:c="6"/>3102P&amp;lt;BR&amp;gt;</text:span></text:p>
      <text:p text:style-name="P1"><text:span text:style-name="T7"><text:s text:c="6"/>3102W&amp;lt;BR&amp;gt;</text:span></text:p>
      <text:p text:style-name="P1"><text:span text:style-name="T7"><text:s text:c="6"/>3102X&amp;lt;BR&amp;gt;</text:span></text:p>
      <text:p text:style-name="P1"><text:span text:style-name="T7"><text:s text:c="6"/>3102Y&amp;lt;BR&amp;gt;</text:span></text:p>
      <text:p text:style-name="P1"><text:span text:style-name="T7"><text:s text:c="6"/>3102Z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EVMCBG&amp;lt;BR&amp;gt;</text:span></text:p>
      <text:p text:style-name="P1"><text:span text:style-name="T7"><text:s text:c="6"/>EVMCCG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55-1-X&amp;lt;BR&amp;gt;</text:span></text:p>
      <text:p text:style-name="P1"><text:span text:style-name="T7"><text:s text:c="6"/>55-4-X&amp;lt;BR&amp;gt;</text:span></text:p>
      <text:p text:style-name="P1"><text:span text:style-name="T7"><text:s text:c="6"/>55-3-X&amp;lt;BR&amp;gt;</text:span></text:p>
      <text:p text:style-name="P1"><text:span text:style-name="T7"><text:s text:c="6"/>55-2-X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50-2-X&amp;lt;BR&amp;gt;</text:span></text:p>
      <text:p text:style-name="P1"><text:span text:style-name="T7"><text:s text:c="6"/>50-4-X&amp;lt;BR&amp;gt;</text:span></text:p>
      <text:p text:style-name="P1"><text:span text:style-name="T7"><text:s text:c="6"/>50-3-X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64P&amp;lt;BR&amp;gt;</text:span></text:p>
      <text:p text:style-name="P1"><text:span text:style-name="T7"><text:s text:c="6"/>64W&amp;lt;BR&amp;gt;</text:span></text:p>
      <text:p text:style-name="P1"><text:span text:style-name="T7"><text:s text:c="6"/>64X&amp;lt;BR&amp;gt;</text:span></text:p>
      <text:p text:style-name="P1"><text:span text:style-name="T7"><text:s text:c="6"/>64Y&amp;lt;BR&amp;gt;</text:span></text:p>
      <text:p text:style-name="P1"><text:span text:style-name="T7"><text:s text:c="6"/>64Z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RT/RTR22&amp;lt;BR&amp;gt;</text:span></text:p>
      <text:p text:style-name="P1"><text:span text:style-name="T7"><text:s text:c="6"/>RT/RTR22&amp;lt;BR&amp;gt;</text:span></text:p>
      <text:p text:style-name="P1"><text:span text:style-name="T7"><text:s text:c="6"/>RT/RTR22&amp;lt;BR&amp;gt;</text:span></text:p>
      <text:p text:style-name="P1"><text:span text:style-name="T7"><text:s text:c="6"/>RT/RTR22&amp;lt;BR&amp;gt;</text:span></text:p>
      <text:p text:style-name="P1"><text:span text:style-name="T7"><text:s text:c="6"/>RJ/RJR22&amp;lt;BR&amp;gt;</text:span></text:p>
      <text:p text:style-name="P1"><text:span text:style-name="T7"><text:s text:c="6"/>RJ/RJR22&amp;lt;BR&amp;gt;</text:span></text:p>
      <text:p text:style-name="P1"><text:span text:style-name="T7"><text:s text:c="6"/>RJ/RJR22&amp;lt;BR&amp;gt;</text:span></text:p>
      <text:p text:style-name="P1"><text:span text:style-name="T7"><text:s text:c="6"/>RT/RTR26&amp;lt;BR&amp;gt;</text:span></text:p>
      <text:p text:style-name="P1"><text:span text:style-name="T7"><text:s text:c="6"/>RT/RTR26&amp;lt;BR&amp;gt;</text:span></text:p>
      <text:p text:style-name="P1"><text:span text:style-name="T7"><text:s text:c="6"/>RT/RTR26&amp;lt;BR&amp;gt;</text:span></text:p>
      <text:p text:style-name="P1"><text:span text:style-name="T7"><text:s text:c="6"/>RJ/RJR26&amp;lt;BR&amp;gt;</text:span></text:p>
      <text:p text:style-name="P1"><text:span text:style-name="T7"><text:s text:c="6"/>RJ/RJR26&amp;lt;BR&amp;gt;</text:span></text:p>
      <text:p text:style-name="P1"><text:span text:style-name="T7"><text:s text:c="6"/>RJ/RJR26&amp;lt;BR&amp;gt;</text:span></text:p>
      <text:p text:style-name="P1"><text:span text:style-name="T7"><text:s text:c="6"/>RJ/RJR26&amp;lt;BR&amp;gt;</text:span></text:p>
      <text:p text:style-name="P1"><text:span text:style-name="T7"><text:s text:c="6"/>RJ/RJR26&amp;lt;BR&amp;gt;</text:span></text:p>
      <text:p text:style-name="P1"><text:span text:style-name="T7"><text:s text:c="6"/>RJ/RJR26&amp;lt;BR&amp;gt;</text:span></text:p>
      <text:p text:style-name="P1"><text:span text:style-name="T7"><text:s text:c="6"/>RT/RTR24&amp;lt;BR&amp;gt;</text:span></text:p>
      <text:p text:style-name="P1"><text:span text:style-name="T7"><text:s text:c="6"/>RT/RTR24&amp;lt;BR&amp;gt;</text:span></text:p>
      <text:p text:style-name="P1"><text:span text:style-name="T7"><text:s text:c="6"/>RT/RTR24&amp;lt;BR&amp;gt;</text:span></text:p>
      <text:p text:style-name="P1"><text:span text:style-name="T7"><text:s text:c="6"/>RJ/RJR24&amp;lt;BR&amp;gt;</text:span></text:p>
      <text:p text:style-name="P1"><text:span text:style-name="T7"><text:s text:c="6"/>RJ/RJR24&amp;lt;BR&amp;gt;</text:span></text:p>
      <text:p text:style-name="P1"><text:span text:style-name="T7"><text:s text:c="6"/>RJ/RJR24&amp;lt;BR&amp;gt;</text:span></text:p>
      <text:p text:style-name="P1"><text:span text:style-name="T7"><text:s text:c="6"/>RJ/RJR24&amp;lt;BR&amp;gt;</text:span></text:p>
      <text:p text:style-name="P1"><text:span text:style-name="T7"><text:s text:c="6"/>RJ/RJR24&amp;lt;BR&amp;gt;</text:span></text:p>
      <text:p text:style-name="P1"><text:span text:style-name="T7"><text:s text:c="6"/>RJ/RJR24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<text:s text:c="2"/>&amp;lt;TR&amp;gt;</text:span></text:p>
      <text:p text:style-name="P1"><text:span text:style-name="T7"><text:s text:c="4"/>&amp;lt;TD COLSPAN=8&amp;gt;&amp;amp;nbsp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<text:s text:c="2"/>&amp;lt;TR&amp;gt;</text:span></text:p>
      <text:p text:style-name="P1"><text:span text:style-name="T7"><text:s text:c="4"/>&amp;lt;TD COLSPAN=8&amp;gt;</text:span></text:p>
      <text:p text:style-name="P1"><text:span text:style-name="T7"><text:s text:c="6"/>&amp;lt;FONT SIZE=4 FACE=ARIAL&amp;gt;&amp;lt;B&amp;gt;SINGLE TURN&amp;lt;/B&amp;gt;&amp;lt;/FONT&amp;gt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<text:s text:c="2"/>&amp;lt;TR&amp;gt;</text:span></text:p>
      <text:p text:style-name="P1"><text:span text:style-name="T7"><text:s text:c="4"/>&amp;lt;TD ALIGN=CENTER&amp;gt;</text:span></text:p>
      <text:p text:style-name="P1"><text:span text:style-name="T7"><text:s text:c="6"/>&amp;lt;FONT SIZE=3 FACE=ARIAL&amp;gt;&amp;lt;B&amp;gt;BOURN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FONT SIZE=3 FACE=ARIAL&amp;gt;&amp;lt;B&amp;gt;BI&amp;amp;nbsp;TECH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FONT SIZE=3 FACE=ARIAL&amp;gt;&amp;lt;B&amp;gt;DALE-VISHAY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FONT SIZE=3 FACE=ARIAL&amp;gt;&amp;lt;B&amp;gt;PHILIPS/MEPCO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FONT SIZE=3 FACE=ARIAL&amp;gt;&amp;lt;B&amp;gt;MURATA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FONT SIZE=3 FACE=ARIAL&amp;gt;&amp;lt;B&amp;gt;PANASONIC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FONT SIZE=3 FACE=ARIAL&amp;gt;&amp;lt;B&amp;gt;SPECTROL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 ALIGN=CENTER&amp;gt;</text:span></text:p>
      <text:p text:style-name="P1"><text:span text:style-name="T7"><text:s text:c="6"/>&amp;lt;FONT SIZE=3 FACE=ARIAL&amp;gt;&amp;lt;B&amp;gt;MILSPEC&amp;lt;/B&amp;gt;&amp;lt;/FONT&amp;gt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<text:s text:c="2"/>&amp;lt;TR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3323P&amp;lt;BR&amp;gt;</text:span></text:p>
      <text:p text:style-name="P1"><text:span text:style-name="T7"><text:s text:c="6"/>3323S&amp;lt;BR&amp;gt;</text:span></text:p>
      <text:p text:style-name="P1"><text:span text:style-name="T7"><text:s text:c="6"/>3323W&amp;lt;BR&amp;gt;</text:span></text:p>
      <text:p text:style-name="P1"><text:span text:style-name="T7"><text:s text:c="6"/>3329H&amp;lt;BR&amp;gt;</text:span></text:p>
      <text:p text:style-name="P1"><text:span text:style-name="T7"><text:s text:c="6"/>3329P&amp;lt;BR&amp;gt;</text:span></text:p>
      <text:p text:style-name="P1"><text:span text:style-name="T7"><text:s text:c="6"/>3329W&amp;lt;BR&amp;gt;</text:span></text:p>
      <text:p text:style-name="P1"><text:span text:style-name="T7"><text:s text:c="6"/>3339H&amp;lt;BR&amp;gt;</text:span></text:p>
      <text:p text:style-name="P1"><text:span text:style-name="T7"><text:s text:c="6"/>3339P&amp;lt;BR&amp;gt;</text:span></text:p>
      <text:p text:style-name="P1"><text:span text:style-name="T7"><text:s text:c="6"/>3339W&amp;lt;BR&amp;gt;</text:span></text:p>
      <text:p text:style-name="P1"><text:span text:style-name="T7"><text:s text:c="6"/>3352E&amp;lt;BR&amp;gt;</text:span></text:p>
      <text:p text:style-name="P1"><text:span text:style-name="T7"><text:s text:c="6"/>3352H&amp;lt;BR&amp;gt;</text:span></text:p>
      <text:p text:style-name="P1"><text:span text:style-name="T7"><text:s text:c="6"/>3352K&amp;lt;BR&amp;gt;</text:span></text:p>
      <text:p text:style-name="P1"><text:span text:style-name="T7"><text:s text:c="6"/>3352P&amp;lt;BR&amp;gt;</text:span></text:p>
      <text:p text:style-name="P1"><text:span text:style-name="T7"><text:s text:c="6"/>3352T&amp;lt;BR&amp;gt;</text:span></text:p>
      <text:p text:style-name="P1"><text:span text:style-name="T7"><text:s text:c="6"/>3352V&amp;lt;BR&amp;gt;</text:span></text:p>
      <text:p text:style-name="P1"><text:span text:style-name="T7"><text:s text:c="6"/>3352W&amp;lt;BR&amp;gt;</text:span></text:p>
      <text:p text:style-name="P1"><text:span text:style-name="T7"><text:s text:c="6"/>3362H&amp;lt;BR&amp;gt;</text:span></text:p>
      <text:p text:style-name="P1"><text:span text:style-name="T7"><text:s text:c="6"/>3362M&amp;lt;BR&amp;gt;</text:span></text:p>
      <text:p text:style-name="P1"><text:span text:style-name="T7"><text:s text:c="6"/>3362P&amp;lt;BR&amp;gt;</text:span></text:p>
      <text:p text:style-name="P1"><text:span text:style-name="T7"><text:s text:c="6"/>3362R&amp;lt;BR&amp;gt;</text:span></text:p>
      <text:p text:style-name="P1"><text:span text:style-name="T7"><text:s text:c="6"/>3362S&amp;lt;BR&amp;gt;</text:span></text:p>
      <text:p text:style-name="P1"><text:span text:style-name="T7"><text:s text:c="6"/>3362U&amp;lt;BR&amp;gt;</text:span></text:p>
      <text:p text:style-name="P1"><text:span text:style-name="T7"><text:s text:c="6"/>3362W&amp;lt;BR&amp;gt;</text:span></text:p>
      <text:p text:style-name="P1"><text:span text:style-name="T7"><text:s text:c="6"/>3362X&amp;lt;BR&amp;gt;</text:span></text:p>
      <text:p text:style-name="P1"><text:span text:style-name="T7"><text:s text:c="6"/>3386B&amp;lt;BR&amp;gt;</text:span></text:p>
      <text:p text:style-name="P1"><text:span text:style-name="T7"><text:s text:c="6"/>3386C&amp;lt;BR&amp;gt;</text:span></text:p>
      <text:p text:style-name="P1"><text:span text:style-name="T7"><text:s text:c="6"/>3386F&amp;lt;BR&amp;gt;</text:span></text:p>
      <text:p text:style-name="P1"><text:span text:style-name="T7"><text:s text:c="6"/>3386H&amp;lt;BR&amp;gt;</text:span></text:p>
      <text:p text:style-name="P1"><text:span text:style-name="T7"><text:s text:c="6"/>3386K&amp;lt;BR&amp;gt;</text:span></text:p>
      <text:p text:style-name="P1"><text:span text:style-name="T7"><text:s text:c="6"/>3386M&amp;lt;BR&amp;gt;</text:span></text:p>
      <text:p text:style-name="P1"><text:span text:style-name="T7"><text:s text:c="6"/>3386P&amp;lt;BR&amp;gt;</text:span></text:p>
      <text:p text:style-name="P1"><text:span text:style-name="T7"><text:s text:c="6"/>3386S&amp;lt;BR&amp;gt;</text:span></text:p>
      <text:p text:style-name="P1"><text:span text:style-name="T7"><text:s text:c="6"/>3386W&amp;lt;BR&amp;gt;</text:span></text:p>
      <text:p text:style-name="P1"><text:span text:style-name="T7"><text:s text:c="6"/>3386X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25P&amp;lt;BR&amp;gt;</text:span></text:p>
      <text:p text:style-name="P1"><text:span text:style-name="T7"><text:s text:c="6"/>25S&amp;lt;BR&amp;gt;</text:span></text:p>
      <text:p text:style-name="P1"><text:span text:style-name="T7"><text:s text:c="6"/>25RX&amp;lt;BR&amp;gt;</text:span></text:p>
      <text:p text:style-name="P1"><text:span text:style-name="T7"><text:s text:c="6"/>82P&amp;lt;BR&amp;gt;</text:span></text:p>
      <text:p text:style-name="P1"><text:span text:style-name="T7"><text:s text:c="6"/>82M&amp;lt;BR&amp;gt;</text:span></text:p>
      <text:p text:style-name="P1"><text:span text:style-name="T7"><text:s text:c="6"/>82PA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91E&amp;lt;BR&amp;gt;</text:span></text:p>
      <text:p text:style-name="P1"><text:span text:style-name="T7"><text:s text:c="6"/>91X&amp;lt;BR&amp;gt;</text:span></text:p>
      <text:p text:style-name="P1"><text:span text:style-name="T7"><text:s text:c="6"/>91T&amp;lt;BR&amp;gt;</text:span></text:p>
      <text:p text:style-name="P1"><text:span text:style-name="T7"><text:s text:c="6"/>91B&amp;lt;BR&amp;gt;</text:span></text:p>
      <text:p text:style-name="P1"><text:span text:style-name="T7"><text:s text:c="6"/>91A&amp;lt;BR&amp;gt;</text:span></text:p>
      <text:p text:style-name="P1"><text:span text:style-name="T7"><text:s text:c="6"/>91V&amp;lt;BR&amp;gt;</text:span></text:p>
      <text:p text:style-name="P1"><text:span text:style-name="T7"><text:s text:c="6"/>91W&amp;lt;BR&amp;gt;</text:span></text:p>
      <text:p text:style-name="P1"><text:span text:style-name="T7"><text:s text:c="6"/>25W&amp;lt;BR&amp;gt;</text:span></text:p>
      <text:p text:style-name="P1"><text:span text:style-name="T7"><text:s text:c="6"/>25V&amp;lt;BR&amp;gt;</text:span></text:p>
      <text:p text:style-name="P1"><text:span text:style-name="T7"><text:s text:c="6"/>25P&amp;lt;BR&amp;gt;</text:span></text:p>
      <text:p text:style-name="P1"><text:span text:style-name="T7"><text:s text:c="6"/>-&amp;lt;BR&amp;gt;</text:span></text:p>
      <text:p text:style-name="P1"><text:span text:style-name="T7"><text:s text:c="6"/>25S&amp;lt;BR&amp;gt;</text:span></text:p>
      <text:p text:style-name="P1"><text:span text:style-name="T7"><text:s text:c="6"/>25U&amp;lt;BR&amp;gt;</text:span></text:p>
      <text:p text:style-name="P1"><text:span text:style-name="T7"><text:s text:c="6"/>25RX&amp;lt;BR&amp;gt;</text:span></text:p>
      <text:p text:style-name="P1"><text:span text:style-name="T7"><text:s text:c="6"/>25X&amp;lt;BR&amp;gt;</text:span></text:p>
      <text:p text:style-name="P1"><text:span text:style-name="T7"><text:s text:c="6"/>72XW&amp;lt;BR&amp;gt;</text:span></text:p>
      <text:p text:style-name="P1"><text:span text:style-name="T7"><text:s text:c="6"/>72XL&amp;lt;BR&amp;gt;</text:span></text:p>
      <text:p text:style-name="P1"><text:span text:style-name="T7"><text:s text:c="6"/>72PM&amp;lt;BR&amp;gt;</text:span></text:p>
      <text:p text:style-name="P1"><text:span text:style-name="T7"><text:s text:c="6"/>72RX&amp;lt;BR&amp;gt;</text:span></text:p>
      <text:p text:style-name="P1"><text:span text:style-name="T7"><text:s text:c="6"/>-&amp;lt;BR&amp;gt;</text:span></text:p>
      <text:p text:style-name="P1"><text:span text:style-name="T7"><text:s text:c="6"/>72PX&amp;lt;BR&amp;gt;</text:span></text:p>
      <text:p text:style-name="P1"><text:span text:style-name="T7"><text:s text:c="6"/>72P&amp;lt;BR&amp;gt;</text:span></text:p>
      <text:p text:style-name="P1"><text:span text:style-name="T7"><text:s text:c="6"/>72RXW&amp;lt;BR&amp;gt;</text:span></text:p>
      <text:p text:style-name="P1"><text:span text:style-name="T7"><text:s text:c="6"/>72RXL&amp;lt;BR&amp;gt;</text:span></text:p>
      <text:p text:style-name="P1"><text:span text:style-name="T7"><text:s text:c="6"/>72X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T7YB&amp;lt;BR&amp;gt;</text:span></text:p>
      <text:p text:style-name="P1"><text:span text:style-name="T7"><text:s text:c="6"/>T7YA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TXD&amp;lt;BR&amp;gt;</text:span></text:p>
      <text:p text:style-name="P1"><text:span text:style-name="T7"><text:s text:c="6"/>TYA&amp;lt;BR&amp;gt;</text:span></text:p>
      <text:p text:style-name="P1"><text:span text:style-name="T7"><text:s text:c="6"/>TYP&amp;lt;BR&amp;gt;</text:span></text:p>
      <text:p text:style-name="P1"><text:span text:style-name="T7"><text:s text:c="6"/>-&amp;lt;BR&amp;gt;</text:span></text:p>
      <text:p text:style-name="P1"><text:span text:style-name="T7"><text:s text:c="6"/>TYD&amp;lt;BR&amp;gt;</text:span></text:p>
      <text:p text:style-name="P1"><text:span text:style-name="T7"><text:s text:c="6"/>TX&amp;lt;BR&amp;gt;</text:span></text:p>
      <text:p text:style-name="P1"><text:span text:style-name="T7"><text:s text:c="6"/>-&amp;lt;BR&amp;gt;</text:span></text:p>
      <text:p text:style-name="P1"><text:span text:style-name="T7"><text:s text:c="6"/>150SX&amp;lt;BR&amp;gt;</text:span></text:p>
      <text:p text:style-name="P1"><text:span text:style-name="T7"><text:s text:c="6"/>100SX&amp;lt;BR&amp;gt;</text:span></text:p>
      <text:p text:style-name="P1"><text:span text:style-name="T7"><text:s text:c="6"/>102T&amp;lt;BR&amp;gt;</text:span></text:p>
      <text:p text:style-name="P1"><text:span text:style-name="T7"><text:s text:c="6"/>101S&amp;lt;BR&amp;gt;</text:span></text:p>
      <text:p text:style-name="P1"><text:span text:style-name="T7"><text:s text:c="6"/>190T&amp;lt;BR&amp;gt;</text:span></text:p>
      <text:p text:style-name="P1"><text:span text:style-name="T7"><text:s text:c="6"/>150TX&amp;lt;BR&amp;gt;</text:span></text:p>
      <text:p text:style-name="P1"><text:span text:style-name="T7"><text:s text:c="6"/>101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101SX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ET6P&amp;lt;BR&amp;gt;</text:span></text:p>
      <text:p text:style-name="P1"><text:span text:style-name="T7"><text:s text:c="6"/>ET6S&amp;lt;BR&amp;gt;</text:span></text:p>
      <text:p text:style-name="P1"><text:span text:style-name="T7"><text:s text:c="6"/>ET6X&amp;lt;BR&amp;gt;</text:span></text:p>
      <text:p text:style-name="P1"><text:span text:style-name="T7"><text:s text:c="6"/>RJ-6W/8014EMW&amp;lt;BR&amp;gt;</text:span></text:p>
      <text:p text:style-name="P1"><text:span text:style-name="T7"><text:s text:c="6"/>RJ-6P/8014EMP&amp;lt;BR&amp;gt;</text:span></text:p>
      <text:p text:style-name="P1"><text:span text:style-name="T7"><text:s text:c="6"/>RJ-6X/8014EMX&amp;lt;BR&amp;gt;</text:span></text:p>
      <text:p text:style-name="P1"><text:span text:style-name="T7"><text:s text:c="6"/>TM7W&amp;lt;BR&amp;gt;</text:span></text:p>
      <text:p text:style-name="P1"><text:span text:style-name="T7"><text:s text:c="6"/>TM7P&amp;lt;BR&amp;gt;</text:span></text:p>
      <text:p text:style-name="P1"><text:span text:style-name="T7"><text:s text:c="6"/>TM7X&amp;lt;BR&amp;gt;</text:span></text:p>
      <text:p text:style-name="P1"><text:span text:style-name="T7"><text:s text:c="6"/>-&amp;lt;BR&amp;gt;</text:span></text:p>
      <text:p text:style-name="P1"><text:span text:style-name="T7"><text:s text:c="6"/>8017SMS&amp;lt;BR&amp;gt;</text:span></text:p>
      <text:p text:style-name="P1"><text:span text:style-name="T7"><text:s text:c="6"/>-&amp;lt;BR&amp;gt;</text:span></text:p>
      <text:p text:style-name="P1"><text:span text:style-name="T7"><text:s text:c="6"/>8017SMB&amp;lt;BR&amp;gt;</text:span></text:p>
      <text:p text:style-name="P1"><text:span text:style-name="T7"><text:s text:c="6"/>8017SMA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CT-6W&amp;lt;BR&amp;gt;</text:span></text:p>
      <text:p text:style-name="P1"><text:span text:style-name="T7"><text:s text:c="6"/>CT-6H&amp;lt;BR&amp;gt;</text:span></text:p>
      <text:p text:style-name="P1"><text:span text:style-name="T7"><text:s text:c="6"/>CT-6P&amp;lt;BR&amp;gt;</text:span></text:p>
      <text:p text:style-name="P1"><text:span text:style-name="T7"><text:s text:c="6"/>CT-6R&amp;lt;BR&amp;gt;</text:span></text:p>
      <text:p text:style-name="P1"><text:span text:style-name="T7"><text:s text:c="6"/>-&amp;lt;BR&amp;gt;</text:span></text:p>
      <text:p text:style-name="P1"><text:span text:style-name="T7"><text:s text:c="6"/>CT-6V&amp;lt;BR&amp;gt;</text:span></text:p>
      <text:p text:style-name="P1"><text:span text:style-name="T7"><text:s text:c="6"/>CT-6X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8038EKV&amp;lt;BR&amp;gt;</text:span></text:p>
      <text:p text:style-name="P1"><text:span text:style-name="T7"><text:s text:c="6"/>-&amp;lt;BR&amp;gt;</text:span></text:p>
      <text:p text:style-name="P1"><text:span text:style-name="T7"><text:s text:c="6"/>8038EKX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8038EKP&amp;lt;BR&amp;gt;</text:span></text:p>
      <text:p text:style-name="P1"><text:span text:style-name="T7"><text:s text:c="6"/>8038EKZ&amp;lt;BR&amp;gt;</text:span></text:p>
      <text:p text:style-name="P1"><text:span text:style-name="T7"><text:s text:c="6"/>8038EKW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3321H&amp;lt;BR&amp;gt;</text:span></text:p>
      <text:p text:style-name="P1"><text:span text:style-name="T7"><text:s text:c="6"/>3321P&amp;lt;BR&amp;gt;</text:span></text:p>
      <text:p text:style-name="P1"><text:span text:style-name="T7"><text:s text:c="6"/>3321N&amp;lt;BR&amp;gt;</text:span></text:p>
      <text:p text:style-name="P1"><text:span text:style-name="T7"><text:s text:c="6"/>1102H&amp;lt;BR&amp;gt;</text:span></text:p>
      <text:p text:style-name="P1"><text:span text:style-name="T7"><text:s text:c="6"/>1102P&amp;lt;BR&amp;gt;</text:span></text:p>
      <text:p text:style-name="P1"><text:span text:style-name="T7"><text:s text:c="6"/>1102T&amp;lt;BR&amp;gt;</text:span></text:p>
      <text:p text:style-name="P1"><text:span text:style-name="T7"><text:s text:c="6"/>RVA0911V304A&amp;lt;BR&amp;gt;</text:span></text:p>
      <text:p text:style-name="P1"><text:span text:style-name="T7"><text:s text:c="6"/>-&amp;lt;BR&amp;gt;</text:span></text:p>
      <text:p text:style-name="P1"><text:span text:style-name="T7"><text:s text:c="6"/>RVA0911H413A&amp;lt;BR&amp;gt;</text:span></text:p>
      <text:p text:style-name="P1"><text:span text:style-name="T7"><text:s text:c="6"/>RVG0707V100A&amp;lt;BR&amp;gt;</text:span></text:p>
      <text:p text:style-name="P1"><text:span text:style-name="T7"><text:s text:c="6"/>RVA0607V(H)306A&amp;lt;BR&amp;gt;</text:span></text:p>
      <text:p text:style-name="P1"><text:span text:style-name="T7"><text:s text:c="6"/>RVA1214H213A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3104B&amp;lt;BR&amp;gt;</text:span></text:p>
      <text:p text:style-name="P1"><text:span text:style-name="T7"><text:s text:c="6"/>3104C&amp;lt;BR&amp;gt;</text:span></text:p>
      <text:p text:style-name="P1"><text:span text:style-name="T7"><text:s text:c="6"/>3104F&amp;lt;BR&amp;gt;</text:span></text:p>
      <text:p text:style-name="P1"><text:span text:style-name="T7"><text:s text:c="6"/>3104H&amp;lt;BR&amp;gt;</text:span></text:p>
      <text:p text:style-name="P1"><text:span text:style-name="T7"><text:s text:c="6"/>-&amp;lt;BR&amp;gt;</text:span></text:p>
      <text:p text:style-name="P1"><text:span text:style-name="T7"><text:s text:c="6"/>3104M&amp;lt;BR&amp;gt;</text:span></text:p>
      <text:p text:style-name="P1"><text:span text:style-name="T7"><text:s text:c="6"/>3104P&amp;lt;BR&amp;gt;</text:span></text:p>
      <text:p text:style-name="P1"><text:span text:style-name="T7"><text:s text:c="6"/>3104S&amp;lt;BR&amp;gt;</text:span></text:p>
      <text:p text:style-name="P1"><text:span text:style-name="T7"><text:s text:c="6"/>3104W&amp;lt;BR&amp;gt;</text:span></text:p>
      <text:p text:style-name="P1"><text:span text:style-name="T7"><text:s text:c="6"/>3104X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EVMQ0G&amp;lt;BR&amp;gt;</text:span></text:p>
      <text:p text:style-name="P1"><text:span text:style-name="T7"><text:s text:c="6"/>EVMQIG&amp;lt;BR&amp;gt;</text:span></text:p>
      <text:p text:style-name="P1"><text:span text:style-name="T7"><text:s text:c="6"/>EVMQ3G&amp;lt;BR&amp;gt;</text:span></text:p>
      <text:p text:style-name="P1"><text:span text:style-name="T7"><text:s text:c="6"/>EVMS0G&amp;lt;BR&amp;gt;</text:span></text:p>
      <text:p text:style-name="P1"><text:span text:style-name="T7"><text:s text:c="6"/>EVMQ0G&amp;lt;BR&amp;gt;</text:span></text:p>
      <text:p text:style-name="P1"><text:span text:style-name="T7"><text:s text:c="6"/>EVMG0G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EVMK4GA00B&amp;lt;BR&amp;gt;</text:span></text:p>
      <text:p text:style-name="P1"><text:span text:style-name="T7"><text:s text:c="6"/>EVM30GA00B&amp;lt;BR&amp;gt;</text:span></text:p>
      <text:p text:style-name="P1"><text:span text:style-name="T7"><text:s text:c="6"/>EVMK0GA00B&amp;lt;BR&amp;gt;</text:span></text:p>
      <text:p text:style-name="P1"><text:span text:style-name="T7"><text:s text:c="6"/>EVM38GA00B&amp;lt;BR&amp;gt;</text:span></text:p>
      <text:p text:style-name="P1"><text:span text:style-name="T7"><text:s text:c="6"/>EVMB6&amp;lt;BR&amp;gt;</text:span></text:p>
      <text:p text:style-name="P1"><text:span text:style-name="T7"><text:s text:c="6"/>EVLQ0&amp;lt;BR&amp;gt;</text:span></text:p>
      <text:p text:style-name="P1"><text:span text:style-name="T7"><text:s text:c="6"/>-&amp;lt;BR&amp;gt;</text:span></text:p>
      <text:p text:style-name="P1"><text:span text:style-name="T7"><text:s text:c="6"/>EVMMSG&amp;lt;BR&amp;gt;</text:span></text:p>
      <text:p text:style-name="P1"><text:span text:style-name="T7"><text:s text:c="6"/>EVMMBG&amp;lt;BR&amp;gt;</text:span></text:p>
      <text:p text:style-name="P1"><text:span text:style-name="T7"><text:s text:c="6"/>EVMMAG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EVMMCS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EVMM1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EVMM0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EVMM3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62-3-1&amp;lt;BR&amp;gt;</text:span></text:p>
      <text:p text:style-name="P1"><text:span text:style-name="T7"><text:s text:c="6"/>62-1-2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67R&amp;lt;BR&amp;gt;</text:span></text:p>
      <text:p text:style-name="P1"><text:span text:style-name="T7"><text:s text:c="6"/>-&amp;lt;BR&amp;gt;</text:span></text:p>
      <text:p text:style-name="P1"><text:span text:style-name="T7"><text:s text:c="6"/>67P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67X&amp;lt;BR&amp;gt;</text:span></text:p>
      <text:p text:style-name="P1"><text:span text:style-name="T7"><text:s text:c="6"/>63V&amp;lt;BR&amp;gt;</text:span></text:p>
      <text:p text:style-name="P1"><text:span text:style-name="T7"><text:s text:c="6"/>63S&amp;lt;BR&amp;gt;</text:span></text:p>
      <text:p text:style-name="P1"><text:span text:style-name="T7"><text:s text:c="6"/>63M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63H&amp;lt;BR&amp;gt;</text:span></text:p>
      <text:p text:style-name="P1"><text:span text:style-name="T7"><text:s text:c="6"/>63P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63X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RJ/RJR50&amp;lt;BR&amp;gt;</text:span></text:p>
      <text:p text:style-name="P1"><text:span text:style-name="T7"><text:s text:c="6"/>RJ/RJR50&amp;lt;BR&amp;gt;</text:span></text:p>
      <text:p text:style-name="P1"><text:span text:style-name="T7"><text:s text:c="6"/>RJ/RJR50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&amp;lt;/TABLE&amp;gt;</text:span></text:p>
      <text:p text:style-name="P1"><text:span text:style-name="T7">&amp;lt;P&amp;gt;&amp;amp;nbsp;&amp;lt;P&amp;gt;</text:span></text:p>
      <text:p text:style-name="P1"><text:span text:style-name="T7">&amp;lt;TABLE BORDER=0 CELLSPACING=1 CELLPADDING=3&amp;gt;</text:span></text:p>
      <text:p text:style-name="P1"><text:span text:style-name="T7"><text:s text:c="2"/>&amp;lt;TR&amp;gt;</text:span></text:p>
      <text:p text:style-name="P1"><text:span text:style-name="T7"><text:s text:c="4"/>&amp;lt;TD COLSPAN=7&amp;gt;</text:span></text:p>
      <text:p text:style-name="P1"><text:span text:style-name="T7"><text:s text:c="6"/>&amp;lt;FONT color="#0000FF" SIZE=4 FACE=ARIAL&amp;gt;&amp;lt;B&amp;gt;SMD TRIM-POT CROSS REFERENCE&amp;lt;/B&amp;gt;&amp;lt;/FONT&amp;gt;</text:span></text:p>
      <text:p text:style-name="P1"><text:span text:style-name="T7"><text:s text:c="6"/>&amp;lt;P&amp;gt;</text:span></text:p>
      <text:p text:style-name="P1"><text:span text:style-name="T7"><text:s text:c="6"/>&amp;lt;FONT SIZE=4 FACE=ARIAL&amp;gt;&amp;lt;B&amp;gt;MULTI-TURN&amp;lt;/B&amp;gt;&amp;lt;/FONT&amp;gt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<text:s text:c="2"/>&amp;lt;TR&amp;gt;</text:span></text:p>
      <text:p text:style-name="P1"><text:span text:style-name="T7"><text:s text:c="4"/>&amp;lt;TD&amp;gt;</text:span></text:p>
      <text:p text:style-name="P1"><text:span text:style-name="T7"><text:s text:c="6"/>&amp;lt;FONT SIZE=3 FACE=ARIAL&amp;gt;&amp;lt;B&amp;gt;BOURNS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&amp;gt;</text:span></text:p>
      <text:p text:style-name="P1"><text:span text:style-name="T7"><text:s text:c="6"/>&amp;lt;FONT SIZE=3 FACE=ARIAL&amp;gt;&amp;lt;B&amp;gt;BI&amp;amp;nbsp;TECH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&amp;gt;</text:span></text:p>
      <text:p text:style-name="P1"><text:span text:style-name="T7"><text:s text:c="6"/>&amp;lt;FONT SIZE=3 FACE=ARIAL&amp;gt;&amp;lt;B&amp;gt;DALE-VISHAY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&amp;gt;</text:span></text:p>
      <text:p text:style-name="P1"><text:span text:style-name="T7"><text:s text:c="6"/>&amp;lt;FONT SIZE=3 FACE=ARIAL&amp;gt;&amp;lt;B&amp;gt;PHILIPS/MEPCO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&amp;gt;</text:span></text:p>
      <text:p text:style-name="P1"><text:span text:style-name="T7"><text:s text:c="6"/>&amp;lt;FONT SIZE=3 FACE=ARIAL&amp;gt;&amp;lt;B&amp;gt;PANASONIC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&amp;gt;</text:span></text:p>
      <text:p text:style-name="P1"><text:span text:style-name="T7"><text:s text:c="6"/>&amp;lt;FONT SIZE=3 FACE=ARIAL&amp;gt;&amp;lt;B&amp;gt;TOCOS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&amp;gt;</text:span></text:p>
      <text:p text:style-name="P1"><text:span text:style-name="T7"><text:s text:c="6"/>&amp;lt;FONT SIZE=3 FACE=ARIAL&amp;gt;&amp;lt;B&amp;gt;AUX/KYOCERA&amp;lt;/B&amp;gt;&amp;lt;/FONT&amp;gt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<text:s text:c="2"/>&amp;lt;TR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3224G&amp;lt;BR&amp;gt;</text:span></text:p>
      <text:p text:style-name="P1"><text:span text:style-name="T7"><text:s text:c="6"/>3224J&amp;lt;BR&amp;gt;</text:span></text:p>
      <text:p text:style-name="P1"><text:span text:style-name="T7"><text:s text:c="6"/>3224W&amp;lt;BR&amp;gt;</text:span></text:p>
      <text:p text:style-name="P1"><text:span text:style-name="T7"><text:s text:c="6"/>3269P&amp;lt;BR&amp;gt;</text:span></text:p>
      <text:p text:style-name="P1"><text:span text:style-name="T7"><text:s text:c="6"/>3269W&amp;lt;BR&amp;gt;</text:span></text:p>
      <text:p text:style-name="P1"><text:span text:style-name="T7"><text:s text:c="6"/>3269X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44G&amp;lt;BR&amp;gt;</text:span></text:p>
      <text:p text:style-name="P1"><text:span text:style-name="T7"><text:s text:c="6"/>44J&amp;lt;BR&amp;gt;</text:span></text:p>
      <text:p text:style-name="P1"><text:span text:style-name="T7"><text:s text:c="6"/>44W&amp;lt;BR&amp;gt;</text:span></text:p>
      <text:p text:style-name="P1"><text:span text:style-name="T7"><text:s text:c="6"/>84P&amp;lt;BR&amp;gt;</text:span></text:p>
      <text:p text:style-name="P1"><text:span text:style-name="T7"><text:s text:c="6"/>84W&amp;lt;BR&amp;gt;</text:span></text:p>
      <text:p text:style-name="P1"><text:span text:style-name="T7"><text:s text:c="6"/>84X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ST63Z&amp;lt;BR&amp;gt;</text:span></text:p>
      <text:p text:style-name="P1"><text:span text:style-name="T7"><text:s text:c="6"/>ST63Y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ST5P&amp;lt;BR&amp;gt;</text:span></text:p>
      <text:p text:style-name="P1"><text:span text:style-name="T7"><text:s text:c="6"/>ST5W&amp;lt;BR&amp;gt;</text:span></text:p>
      <text:p text:style-name="P1"><text:span text:style-name="T7"><text:s text:c="6"/>ST5X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<text:s text:c="2"/>&amp;lt;TR&amp;gt;</text:span></text:p>
      <text:p text:style-name="P1"><text:span text:style-name="T7"><text:s text:c="4"/>&amp;lt;TD COLSPAN=7&amp;gt;&amp;amp;nbsp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<text:s text:c="2"/>&amp;lt;TR&amp;gt;</text:span></text:p>
      <text:p text:style-name="P1"><text:span text:style-name="T7"><text:s text:c="4"/>&amp;lt;TD COLSPAN=7&amp;gt;</text:span></text:p>
      <text:p text:style-name="P1"><text:span text:style-name="T7"><text:s text:c="6"/>&amp;lt;FONT SIZE=4 FACE=ARIAL&amp;gt;&amp;lt;B&amp;gt;SINGLE TURN&amp;lt;/B&amp;gt;&amp;lt;/FONT&amp;gt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<text:s text:c="2"/>&amp;lt;TR&amp;gt;</text:span></text:p>
      <text:p text:style-name="P1"><text:span text:style-name="T7"><text:s text:c="4"/>&amp;lt;TD&amp;gt;</text:span></text:p>
      <text:p text:style-name="P1"><text:span text:style-name="T7"><text:s text:c="6"/>&amp;lt;FONT SIZE=3 FACE=ARIAL&amp;gt;&amp;lt;B&amp;gt;BOURNS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&amp;gt;</text:span></text:p>
      <text:p text:style-name="P1"><text:span text:style-name="T7"><text:s text:c="6"/>&amp;lt;FONT SIZE=3 FACE=ARIAL&amp;gt;&amp;lt;B&amp;gt;BI&amp;amp;nbsp;TECH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&amp;gt;</text:span></text:p>
      <text:p text:style-name="P1"><text:span text:style-name="T7"><text:s text:c="6"/>&amp;lt;FONT SIZE=3 FACE=ARIAL&amp;gt;&amp;lt;B&amp;gt;DALE-VISHAY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&amp;gt;</text:span></text:p>
      <text:p text:style-name="P1"><text:span text:style-name="T7"><text:s text:c="6"/>&amp;lt;FONT SIZE=3 FACE=ARIAL&amp;gt;&amp;lt;B&amp;gt;PHILIPS/MEPCO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&amp;gt;</text:span></text:p>
      <text:p text:style-name="P1"><text:span text:style-name="T7"><text:s text:c="6"/>&amp;lt;FONT SIZE=3 FACE=ARIAL&amp;gt;&amp;lt;B&amp;gt;PANASONIC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&amp;gt;</text:span></text:p>
      <text:p text:style-name="P1"><text:span text:style-name="T7"><text:s text:c="6"/>&amp;lt;FONT SIZE=3 FACE=ARIAL&amp;gt;&amp;lt;B&amp;gt;TOCOS&amp;lt;/B&amp;gt;&amp;lt;/FONT&amp;gt;</text:span></text:p>
      <text:p text:style-name="P1"><text:span text:style-name="T7"><text:s text:c="4"/>&amp;lt;/TD&amp;gt;</text:span></text:p>
      <text:p text:style-name="P1"><text:span text:style-name="T7"><text:s text:c="4"/>&amp;lt;TD&amp;gt;</text:span></text:p>
      <text:p text:style-name="P1"><text:span text:style-name="T7"><text:s text:c="6"/>&amp;lt;FONT SIZE=3 FACE=ARIAL&amp;gt;&amp;lt;B&amp;gt;AUX/KYOCERA&amp;lt;/B&amp;gt;&amp;lt;/FONT&amp;gt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<text:s text:c="2"/>&amp;lt;TR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3314G&amp;lt;BR&amp;gt;</text:span></text:p>
      <text:p text:style-name="P1"><text:span text:style-name="T7"><text:s text:c="6"/>3314J&amp;lt;BR&amp;gt;</text:span></text:p>
      <text:p text:style-name="P1"><text:span text:style-name="T7"><text:s text:c="6"/>3364A/B&amp;lt;BR&amp;gt;</text:span></text:p>
      <text:p text:style-name="P1"><text:span text:style-name="T7"><text:s text:c="6"/>3364C/D&amp;lt;BR&amp;gt;</text:span></text:p>
      <text:p text:style-name="P1"><text:span text:style-name="T7"><text:s text:c="6"/>3364W/X&amp;lt;BR&amp;gt;</text:span></text:p>
      <text:p text:style-name="P1"><text:span text:style-name="T7"><text:s text:c="6"/>3313G&amp;lt;BR&amp;gt;</text:span></text:p>
      <text:p text:style-name="P1"><text:span text:style-name="T7"><text:s text:c="6"/>3313J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23B&amp;lt;BR&amp;gt;</text:span></text:p>
      <text:p text:style-name="P1"><text:span text:style-name="T7"><text:s text:c="6"/>23A&amp;lt;BR&amp;gt;</text:span></text:p>
      <text:p text:style-name="P1"><text:span text:style-name="T7"><text:s text:c="6"/>21X&amp;lt;BR&amp;gt;</text:span></text:p>
      <text:p text:style-name="P1"><text:span text:style-name="T7"><text:s text:c="6"/>21W&amp;lt;BR&amp;gt;</text:span></text:p>
      <text:p text:style-name="P1"><text:span text:style-name="T7"><text:s text:c="6"/>-&amp;lt;BR&amp;gt;</text:span></text:p>
      <text:p text:style-name="P1"><text:span text:style-name="T7"><text:s text:c="6"/>22B&amp;lt;BR&amp;gt;</text:span></text:p>
      <text:p text:style-name="P1"><text:span text:style-name="T7"><text:s text:c="6"/>22A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ST5YL/ST53YL&amp;lt;BR&amp;gt;</text:span></text:p>
      <text:p text:style-name="P1"><text:span text:style-name="T7"><text:s text:c="6"/>ST5YJ/5T53YJ&amp;lt;BR&amp;gt;</text:span></text:p>
      <text:p text:style-name="P1"><text:span text:style-name="T7"><text:s text:c="6"/>ST-23A&amp;lt;BR&amp;gt;</text:span></text:p>
      <text:p text:style-name="P1"><text:span text:style-name="T7"><text:s text:c="6"/>ST-22B&amp;lt;BR&amp;gt;</text:span></text:p>
      <text:p text:style-name="P1"><text:span text:style-name="T7"><text:s text:c="6"/>ST-22&amp;lt;BR&amp;gt;</text:span></text:p>
      <text:p text:style-name="P1"><text:span text:style-name="T7"><text:s text:c="6"/>-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ST-4B&amp;lt;BR&amp;gt;</text:span></text:p>
      <text:p text:style-name="P1"><text:span text:style-name="T7"><text:s text:c="6"/>ST-4A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ST-3B&amp;lt;BR&amp;gt;</text:span></text:p>
      <text:p text:style-name="P1"><text:span text:style-name="T7"><text:s text:c="6"/>ST-3A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EVM-6YS&amp;lt;BR&amp;gt;</text:span></text:p>
      <text:p text:style-name="P1"><text:span text:style-name="T7"><text:s text:c="6"/>EVM-1E&amp;lt;BR&amp;gt;</text:span></text:p>
      <text:p text:style-name="P1"><text:span text:style-name="T7"><text:s text:c="6"/>EVM-1G&amp;lt;BR&amp;gt;</text:span></text:p>
      <text:p text:style-name="P1"><text:span text:style-name="T7"><text:s text:c="6"/>EVM-1D&amp;lt;BR&amp;gt;</text:span></text:p>
      <text:p text:style-name="P1"><text:span text:style-name="T7"><text:s text:c="6"/>-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G4B&amp;lt;BR&amp;gt;</text:span></text:p>
      <text:p text:style-name="P1"><text:span text:style-name="T7"><text:s text:c="6"/>G4A&amp;lt;BR&amp;gt;</text:span></text:p>
      <text:p text:style-name="P1"><text:span text:style-name="T7"><text:s text:c="6"/>TR04-3S1&amp;lt;BR&amp;gt;</text:span></text:p>
      <text:p text:style-name="P1"><text:span text:style-name="T7"><text:s text:c="6"/>TRG04-2S1&amp;lt;BR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4"/>&amp;lt;TD BGCOLOR="#cccccc" ALIGN=CENTER&amp;gt;&amp;lt;FONT FACE=ARIAL SIZE=3&amp;gt;</text:span></text:p>
      <text:p text:style-name="P1"><text:span text:style-name="T7"><text:s text:c="6"/>-&amp;lt;BR&amp;gt;</text:span></text:p>
      <text:p text:style-name="P1"><text:span text:style-name="T7"><text:s text:c="6"/>-&amp;lt;BR&amp;gt;</text:span></text:p>
      <text:p text:style-name="P1"><text:span text:style-name="T7"><text:s text:c="6"/>DVR-43A&amp;lt;BR&amp;gt;</text:span></text:p>
      <text:p text:style-name="P1"><text:span text:style-name="T7"><text:s text:c="6"/>CVR-42C&amp;lt;BR&amp;gt;</text:span></text:p>
      <text:p text:style-name="P1"><text:span text:style-name="T7"><text:s text:c="6"/>CVR-42A/C&amp;lt;BR&amp;gt;</text:span></text:p>
      <text:p text:style-name="P1"><text:span text:style-name="T7"><text:s text:c="6"/>-&amp;lt;BR&amp;gt;</text:span></text:p>
      <text:p text:style-name="P1"><text:span text:style-name="T7"><text:s text:c="6"/>-&amp;lt;BR&amp;gt;&amp;lt;/FONT&amp;gt;</text:span></text:p>
      <text:p text:style-name="P1"><text:span text:style-name="T7"><text:s text:c="4"/>&amp;lt;/TD&amp;gt;</text:span></text:p>
      <text:p text:style-name="P1"><text:span text:style-name="T7"><text:s text:c="2"/>&amp;lt;/TR&amp;gt;</text:span></text:p>
      <text:p text:style-name="P1"><text:span text:style-name="T7">&amp;lt;/TABLE&amp;gt;</text:span></text:p>
      <text:p text:style-name="P1"><text:span text:style-name="T7">&amp;lt;P&amp;gt;</text:span></text:p>
      <text:p text:style-name="P1"><text:span text:style-name="T7">&amp;lt;FONT SIZE=4 FACE=ARIAL&amp;gt;&amp;lt;B&amp;gt;ALT =&amp;amp;nbsp;ALTERNATE&amp;lt;/B&amp;gt;&amp;lt;/FONT&amp;gt;</text:span></text:p>
      <text:p text:style-name="P1"><text:span text:style-name="T7">&amp;lt;P&amp;gt;</text:span></text:p>
      <text:p text:style-name="P1"><text:span text:style-name="T7"/></text:p>
      <text:p text:style-name="P1"><text:span text:style-name="T7">&amp;amp;nbsp;</text:span></text:p>
      <text:p text:style-name="P1"><text:span text:style-name="T7">&amp;lt;P&amp;gt;</text:span></text:p>
      <text:p text:style-name="P1"><text:span text:style-name="T7">&amp;lt;/td&amp;gt;</text:span></text:p>
      <text:p text:style-name="P1"><text:span text:style-name="T7">&amp;lt;/tr&amp;gt;</text:span></text:p>
      <text:p text:style-name="P1"><text:span text:style-name="T7">&amp;lt;/table&amp;gt;</text:span></text:p>
      <text:p text:style-name="P1"><text:span text:style-name="T7">&amp;lt;/BODY&amp;gt;&amp;lt;/HTML&amp;gt;&lt;/description&gt;</text:span></text:p>
      <text:p text:style-name="P1"><text:span text:style-name="T7">&lt;packages&gt;</text:span></text:p>
      <text:p text:style-name="P1"><text:span text:style-name="T7">&lt;package name="M1206"&gt;</text:span></text:p>
      <text:p text:style-name="P1"><text:span text:style-name="T7">&lt;description&gt;&amp;lt;b&amp;gt;RESISTOR&amp;lt;/b&amp;gt;&amp;lt;p&amp;gt;</text:span></text:p>
      <text:p text:style-name="P1"><text:span text:style-name="T7">MELF 0.25 W&lt;/description&gt;</text:span></text:p>
      <text:p text:style-name="P1"><text:span text:style-name="T7">&lt;wire x1="-2.473" y1="1.483" x2="2.473" y2="1.483" width="0.0508" layer="39"/&gt;</text:span></text:p>
      <text:p text:style-name="P1"><text:span text:style-name="T7">&lt;wire x1="2.473" y1="-1.483" x2="-2.473" y2="-1.483" width="0.0508" layer="39"/&gt;</text:span></text:p>
      <text:p text:style-name="P1"><text:span text:style-name="T7">&lt;wire x1="-2.473" y1="-1.483" x2="-2.473" y2="1.483" width="0.0508" layer="39"/&gt;</text:span></text:p>
      <text:p text:style-name="P1"><text:span text:style-name="T7">&lt;wire x1="2.473" y1="1.483" x2="2.473" y2="-1.483" width="0.0508" layer="39"/&gt;</text:span></text:p>
      <text:p text:style-name="P1"><text:span text:style-name="T7">&lt;wire x1="1.143" y1="0.8382" x2="-1.143" y2="0.8382" width="0.1524" layer="51"/&gt;</text:span></text:p>
      <text:p text:style-name="P1"><text:span text:style-name="T7">&lt;wire x1="1.143" y1="-0.8382" x2="-1.143" y2="-0.8382" width="0.1524" layer="51"/&gt;</text:span></text:p>
      <text:p text:style-name="P1"><text:span text:style-name="T7">&lt;smd name="1" x="-1.4" y="0" dx="1.6" dy="2" layer="1"/&gt;</text:span></text:p>
      <text:p text:style-name="P1"><text:span text:style-name="T7">&lt;smd name="2" x="1.4" y="0" dx="1.6" dy="2" layer="1"/&gt;</text:span></text:p>
      <text:p text:style-name="P1"><text:span text:style-name="T7">&lt;text x="-1.27" y="1.27" size="1.27" layer="25"&gt;&amp;gt;NAME&lt;/text&gt;</text:span></text:p>
      <text:p text:style-name="P1"><text:span text:style-name="T7">&lt;text x="-1.27" y="-2.54" size="1.27" layer="27"&gt;&amp;gt;VALUE&lt;/text&gt;</text:span></text:p>
      <text:p text:style-name="P1"><text:span text:style-name="T7">&lt;rectangle x1="-1.7018" y1="-0.9144" x2="-1.1176" y2="0.9144" layer="51"/&gt;</text:span></text:p>
      <text:p text:style-name="P1"><text:span text:style-name="T7">&lt;rectangle x1="1.1176" y1="-0.9144" x2="1.7018" y2="0.9144" layer="51"/&gt;</text:span></text:p>
      <text:p text:style-name="P1"><text:span text:style-name="T7">&lt;rectangle x1="-0.3" y1="-0.8001" x2="0.3" y2="0.8001" layer="35"/&gt;</text:span></text:p>
      <text:p text:style-name="P1"><text:span text:style-name="T7">&lt;/package&gt;</text:span></text:p>
      <text:p text:style-name="P1"><text:span text:style-name="T7">&lt;/packages&gt;</text:span></text:p>
      <text:p text:style-name="P1"><text:span text:style-name="T7">&lt;/library&gt;</text:span></text:p>
      <text:p text:style-name="P1"><text:span text:style-name="T7">&lt;/libraries&gt;</text:span></text:p>
      <text:p text:style-name="P1"><text:span text:style-name="T7">&lt;attributes&gt;</text:span></text:p>
      <text:p text:style-name="P1"><text:span text:style-name="T7">&lt;/attributes&gt;</text:span></text:p>
      <text:p text:style-name="P1"><text:span text:style-name="T7">&lt;variantdefs&gt;</text:span></text:p>
      <text:p text:style-name="P1"><text:span text:style-name="T7">&lt;/variantdefs&gt;</text:span></text:p>
      <text:p text:style-name="P1"><text:span text:style-name="T7">&lt;classes&gt;</text:span></text:p>
      <text:p text:style-name="P1"><text:span text:style-name="T7">&lt;class number="0" name="default" width="0" drill="0"&gt;</text:span></text:p>
      <text:p text:style-name="P1"><text:span text:style-name="T7">&lt;/class&gt;</text:span></text:p>
      <text:p text:style-name="P1"><text:span text:style-name="T7">&lt;/classes&gt;</text:span></text:p>
      <text:p text:style-name="P1"><text:span text:style-name="T7">&lt;designrules name="default"&gt;</text:span></text:p>
      <text:p text:style-name="P1"><text:span text:style-name="T7">&lt;description language="de"&gt;&amp;lt;b&amp;gt;EAGLE Design Rules&amp;lt;/b&amp;gt;</text:span></text:p>
      <text:p text:style-name="P1"><text:span text:style-name="T7">&amp;lt;p&amp;gt;</text:span></text:p>
      <text:p text:style-name="P1"><text:span text:style-name="T7">Die Standard-Design-Rules sind so gewÃ¤hlt, dass sie fÃ¼r </text:span></text:p>
      <text:p text:style-name="P1"><text:span text:style-name="T7">die meisten Anwendungen passen. Sollte ihre Platine </text:span></text:p>
      <text:p text:style-name="P1"><text:span text:style-name="T7">besondere Anforderungen haben, treffen Sie die erforderlichen</text:span></text:p>
      <text:p text:style-name="P1"><text:span text:style-name="T7">Einstellungen hier und speichern die Design Rules unter </text:span></text:p>
      <text:p text:style-name="P1"><text:span text:style-name="T7">einem neuen Namen ab.&lt;/description&gt;</text:span></text:p>
      <text:p text:style-name="P1"><text:span text:style-name="T7">&lt;description language="en"&gt;&amp;lt;b&amp;gt;EAGLE Design Rules&amp;lt;/b&amp;gt;</text:span></text:p>
      <text:p text:style-name="P1"><text:span text:style-name="T7">&amp;lt;p&amp;gt;</text:span></text:p>
      <text:p text:style-name="P1"><text:span text:style-name="T7">The default Design Rules have been set to cover</text:span></text:p>
      <text:p text:style-name="P1"><text:span text:style-name="T7">a wide range of applications. Your particular design</text:span></text:p>
      <text:p text:style-name="P1"><text:span text:style-name="T7">may have different requirements, so please make the</text:span></text:p>
      <text:p text:style-name="P1"><text:span text:style-name="T7">necessary adjustments and save your customized</text:span></text:p>
      <text:p text:style-name="P1"><text:span text:style-name="T7">design rules under a new name.&lt;/description&gt;</text:span></text:p>
      <text:p text:style-name="P1"><text:span text:style-name="T7">&lt;param name="layerSetup" value="(1*16)"/&gt;</text:span></text:p>
      <text:p text:style-name="P1"><text:span text:style-name="T7">&lt;param name="mtCopper" value="0.035mm 0.035mm 0.035mm 0.035mm 0.035mm 0.035mm 0.035mm 0.035mm 0.035mm 0.035mm 0.035mm 0.035mm 0.035mm 0.035mm 0.035mm 0.035mm"/&gt;</text:span></text:p>
      <text:p text:style-name="P1"><text:span text:style-name="T7">&lt;param name="mtIsolate" value="1.5mm 0.15mm 0.2mm 0.15mm 0.2mm 0.15mm 0.2mm 0.15mm 0.2mm 0.15mm 0.2mm 0.15mm 0.2mm 0.15mm 0.2mm"/&gt;</text:span></text:p>
      <text:p text:style-name="P1"><text:span text:style-name="T7">&lt;param name="mdWireWire" value="8mil"/&gt;</text:span></text:p>
      <text:p text:style-name="P1"><text:span text:style-name="T7">&lt;param name="mdWirePad" value="8mil"/&gt;</text:span></text:p>
      <text:p text:style-name="P1"><text:span text:style-name="T7">&lt;param name="mdWireVia" value="8mil"/&gt;</text:span></text:p>
      <text:p text:style-name="P1"><text:span text:style-name="T7">&lt;param name="mdPadPad" value="8mil"/&gt;</text:span></text:p>
      <text:p text:style-name="P1"><text:span text:style-name="T7">&lt;param name="mdPadVia" value="8mil"/&gt;</text:span></text:p>
      <text:p text:style-name="P1"><text:span text:style-name="T7">&lt;param name="mdViaVia" value="8mil"/&gt;</text:span></text:p>
      <text:p text:style-name="P1"><text:span text:style-name="T7">&lt;param name="mdSmdPad" value="8mil"/&gt;</text:span></text:p>
      <text:p text:style-name="P1"><text:span text:style-name="T7">&lt;param name="mdSmdVia" value="8mil"/&gt;</text:span></text:p>
      <text:p text:style-name="P1"><text:span text:style-name="T7">&lt;param name="mdSmdSmd" value="8mil"/&gt;</text:span></text:p>
      <text:p text:style-name="P1"><text:span text:style-name="T7">&lt;param name="mdViaViaSameLayer" value="8mil"/&gt;</text:span></text:p>
      <text:p text:style-name="P1"><text:span text:style-name="T7">&lt;param name="mnLayersViaInSmd" value="2"/&gt;</text:span></text:p>
      <text:p text:style-name="P1"><text:span text:style-name="T7">&lt;param name="mdCopperDimension" value="40mil"/&gt;</text:span></text:p>
      <text:p text:style-name="P1"><text:span text:style-name="T7">&lt;param name="mdDrill" value="8mil"/&gt;</text:span></text:p>
      <text:p text:style-name="P1"><text:span text:style-name="T7">&lt;param name="mdSmdStop" value="0mil"/&gt;</text:span></text:p>
      <text:p text:style-name="P1"><text:span text:style-name="T7">&lt;param name="msWidth" value="10mil"/&gt;</text:span></text:p>
      <text:p text:style-name="P1"><text:span text:style-name="T7">&lt;param name="msDrill" value="24mil"/&gt;</text:span></text:p>
      <text:p text:style-name="P1"><text:span text:style-name="T7">&lt;param name="msMicroVia" value="9.99mm"/&gt;</text:span></text:p>
      <text:p text:style-name="P1"><text:span text:style-name="T7">&lt;param name="msBlindViaRatio" value="0.5"/&gt;</text:span></text:p>
      <text:p text:style-name="P1"><text:span text:style-name="T7">&lt;param name="rvPadTop" value="0.25"/&gt;</text:span></text:p>
      <text:p text:style-name="P1"><text:span text:style-name="T7">&lt;param name="rvPadInner" value="0.25"/&gt;</text:span></text:p>
      <text:p text:style-name="P1"><text:span text:style-name="T7">&lt;param name="rvPadBottom" value="0.25"/&gt;</text:span></text:p>
      <text:p text:style-name="P1"><text:span text:style-name="T7">&lt;param name="rvViaOuter" value="0.25"/&gt;</text:span></text:p>
      <text:p text:style-name="P1"><text:span text:style-name="T7">&lt;param name="rvViaInner" value="0.25"/&gt;</text:span></text:p>
      <text:p text:style-name="P1"><text:span text:style-name="T7">&lt;param name="rvMicroViaOuter" value="0.25"/&gt;</text:span></text:p>
      <text:p text:style-name="P1"><text:span text:style-name="T7">&lt;param name="rvMicroViaInner" value="0.25"/&gt;</text:span></text:p>
      <text:p text:style-name="P1"><text:span text:style-name="T7">&lt;param name="rlMinPadTop" value="10mil"/&gt;</text:span></text:p>
      <text:p text:style-name="P1"><text:span text:style-name="T7">&lt;param name="rlMaxPadTop" value="20mil"/&gt;</text:span></text:p>
      <text:p text:style-name="P1"><text:span text:style-name="T7">&lt;param name="rlMinPadInner" value="10mil"/&gt;</text:span></text:p>
      <text:p text:style-name="P1"><text:span text:style-name="T7">&lt;param name="rlMaxPadInner" value="20mil"/&gt;</text:span></text:p>
      <text:p text:style-name="P1"><text:span text:style-name="T7">&lt;param name="rlMinPadBottom" value="10mil"/&gt;</text:span></text:p>
      <text:p text:style-name="P1"><text:span text:style-name="T7">&lt;param name="rlMaxPadBottom" value="20mil"/&gt;</text:span></text:p>
      <text:p text:style-name="P1"><text:span text:style-name="T7">&lt;param name="rlMinViaOuter" value="8mil"/&gt;</text:span></text:p>
      <text:p text:style-name="P1"><text:span text:style-name="T7">&lt;param name="rlMaxViaOuter" value="20mil"/&gt;</text:span></text:p>
      <text:p text:style-name="P1"><text:span text:style-name="T7">&lt;param name="rlMinViaInner" value="8mil"/&gt;</text:span></text:p>
      <text:p text:style-name="P1"><text:span text:style-name="T7">&lt;param name="rlMaxViaInner" value="20mil"/&gt;</text:span></text:p>
      <text:p text:style-name="P1"><text:span text:style-name="T7">&lt;param name="rlMinMicroViaOuter" value="4mil"/&gt;</text:span></text:p>
      <text:p text:style-name="P1"><text:span text:style-name="T7">&lt;param name="rlMaxMicroViaOuter" value="20mil"/&gt;</text:span></text:p>
      <text:p text:style-name="P1"><text:span text:style-name="T7">&lt;param name="rlMinMicroViaInner" value="4mil"/&gt;</text:span></text:p>
      <text:p text:style-name="P1"><text:span text:style-name="T7">&lt;param name="rlMaxMicroViaInner" value="20mil"/&gt;</text:span></text:p>
      <text:p text:style-name="P1"><text:span text:style-name="T7">&lt;param name="psTop" value="-1"/&gt;</text:span></text:p>
      <text:p text:style-name="P1"><text:span text:style-name="T7">&lt;param name="psBottom" value="-1"/&gt;</text:span></text:p>
      <text:p text:style-name="P1"><text:span text:style-name="T7">&lt;param name="psFirst" value="-1"/&gt;</text:span></text:p>
      <text:p text:style-name="P1"><text:span text:style-name="T7">&lt;param name="psElongationLong" value="100"/&gt;</text:span></text:p>
      <text:p text:style-name="P1"><text:span text:style-name="T7">&lt;param name="psElongationOffset" value="100"/&gt;</text:span></text:p>
      <text:p text:style-name="P1"><text:span text:style-name="T7">&lt;param name="mvStopFrame" value="1"/&gt;</text:span></text:p>
      <text:p text:style-name="P1"><text:span text:style-name="T7">&lt;param name="mvCreamFrame" value="0"/&gt;</text:span></text:p>
      <text:p text:style-name="P1"><text:span text:style-name="T7">&lt;param name="mlMinStopFrame" value="4mil"/&gt;</text:span></text:p>
      <text:p text:style-name="P1"><text:span text:style-name="T7">&lt;param name="mlMaxStopFrame" value="4mil"/&gt;</text:span></text:p>
      <text:p text:style-name="P1"><text:span text:style-name="T7">&lt;param name="mlMinCreamFrame" value="0mil"/&gt;</text:span></text:p>
      <text:p text:style-name="P1"><text:span text:style-name="T7">&lt;param name="mlMaxCreamFrame" value="0mil"/&gt;</text:span></text:p>
      <text:p text:style-name="P1"><text:span text:style-name="T7">&lt;param name="mlViaStopLimit" value="0mil"/&gt;</text:span></text:p>
      <text:p text:style-name="P1"><text:span text:style-name="T7">&lt;param name="srRoundness" value="0"/&gt;</text:span></text:p>
      <text:p text:style-name="P1"><text:span text:style-name="T7">&lt;param name="srMinRoundness" value="0mil"/&gt;</text:span></text:p>
      <text:p text:style-name="P1"><text:span text:style-name="T7">&lt;param name="srMaxRoundness" value="0mil"/&gt;</text:span></text:p>
      <text:p text:style-name="P1"><text:span text:style-name="T7">&lt;param name="slThermalIsolate" value="10mil"/&gt;</text:span></text:p>
      <text:p text:style-name="P1"><text:span text:style-name="T7">&lt;param name="slThermalsForVias" value="0"/&gt;</text:span></text:p>
      <text:p text:style-name="P1"><text:span text:style-name="T7">&lt;param name="dpMaxLengthDifference" value="10mm"/&gt;</text:span></text:p>
      <text:p text:style-name="P1"><text:span text:style-name="T7">&lt;param name="dpGapFactor" value="2.5"/&gt;</text:span></text:p>
      <text:p text:style-name="P1"><text:span text:style-name="T7">&lt;param name="checkGrid" value="0"/&gt;</text:span></text:p>
      <text:p text:style-name="P1"><text:span text:style-name="T7">&lt;param name="checkAngle" value="0"/&gt;</text:span></text:p>
      <text:p text:style-name="P1"><text:span text:style-name="T7">&lt;param name="checkFont" value="1"/&gt;</text:span></text:p>
      <text:p text:style-name="P1"><text:span text:style-name="T7">&lt;param name="checkRestrict" value="1"/&gt;</text:span></text:p>
      <text:p text:style-name="P1"><text:span text:style-name="T7">&lt;param name="useDiameter" value="13"/&gt;</text:span></text:p>
      <text:p text:style-name="P1"><text:span text:style-name="T7">&lt;param name="maxErrors" value="50"/&gt;</text:span></text:p>
      <text:p text:style-name="P1"><text:span text:style-name="T7">&lt;/designrules&gt;</text:span></text:p>
      <text:p text:style-name="P1"><text:span text:style-name="T7">&lt;autorouter&gt;</text:span></text:p>
      <text:p text:style-name="P1"><text:span text:style-name="T7">&lt;pass name="Default"&gt;</text:span></text:p>
      <text:p text:style-name="P1"><text:span text:style-name="T7">&lt;param name="RoutingGrid" value="50mil"/&gt;</text:span></text:p>
      <text:p text:style-name="P1"><text:span text:style-name="T7">&lt;param name="AutoGrid" value="1"/&gt;</text:span></text:p>
      <text:p text:style-name="P1"><text:span text:style-name="T7">&lt;param name="Efforts" value="0"/&gt;</text:span></text:p>
      <text:p text:style-name="P1"><text:span text:style-name="T7">&lt;param name="TopRouterVariant" value="1"/&gt;</text:span></text:p>
      <text:p text:style-name="P1"><text:span text:style-name="T7">&lt;param name="tpViaShape" value="round"/&gt;</text:span></text:p>
      <text:p text:style-name="P1"><text:span text:style-name="T7">&lt;param name="PrefDir.1" value="a"/&gt;</text:span></text:p>
      <text:p text:style-name="P1"><text:span text:style-name="T7">&lt;param name="PrefDir.2" value="0"/&gt;</text:span></text:p>
      <text:p text:style-name="P1"><text:span text:style-name="T7">&lt;param name="PrefDir.3" value="0"/&gt;</text:span></text:p>
      <text:p text:style-name="P1"><text:span text:style-name="T7">&lt;param name="PrefDir.4" value="0"/&gt;</text:span></text:p>
      <text:p text:style-name="P1"><text:span text:style-name="T7">&lt;param name="PrefDir.5" value="0"/&gt;</text:span></text:p>
      <text:p text:style-name="P1"><text:span text:style-name="T7">&lt;param name="PrefDir.6" value="0"/&gt;</text:span></text:p>
      <text:p text:style-name="P1"><text:span text:style-name="T7">&lt;param name="PrefDir.7" value="0"/&gt;</text:span></text:p>
      <text:p text:style-name="P1"><text:span text:style-name="T7">&lt;param name="PrefDir.8" value="0"/&gt;</text:span></text:p>
      <text:p text:style-name="P1"><text:span text:style-name="T7">&lt;param name="PrefDir.9" value="0"/&gt;</text:span></text:p>
      <text:p text:style-name="P1"><text:span text:style-name="T7">&lt;param name="PrefDir.10" value="0"/&gt;</text:span></text:p>
      <text:p text:style-name="P1"><text:span text:style-name="T7">&lt;param name="PrefDir.11" value="0"/&gt;</text:span></text:p>
      <text:p text:style-name="P1"><text:span text:style-name="T7">&lt;param name="PrefDir.12" value="0"/&gt;</text:span></text:p>
      <text:p text:style-name="P1"><text:span text:style-name="T7">&lt;param name="PrefDir.13" value="0"/&gt;</text:span></text:p>
      <text:p text:style-name="P1"><text:span text:style-name="T7">&lt;param name="PrefDir.14" value="0"/&gt;</text:span></text:p>
      <text:p text:style-name="P1"><text:span text:style-name="T7">&lt;param name="PrefDir.15" value="0"/&gt;</text:span></text:p>
      <text:p text:style-name="P1"><text:span text:style-name="T7">&lt;param name="PrefDir.16" value="a"/&gt;</text:span></text:p>
      <text:p text:style-name="P1"><text:span text:style-name="T7">&lt;param name="cfVia" value="8"/&gt;</text:span></text:p>
      <text:p text:style-name="P1"><text:span text:style-name="T7">&lt;param name="cfNonPref" value="5"/&gt;</text:span></text:p>
      <text:p text:style-name="P1"><text:span text:style-name="T7">&lt;param name="cfChangeDir" value="2"/&gt;</text:span></text:p>
      <text:p text:style-name="P1"><text:span text:style-name="T7">&lt;param name="cfOrthStep" value="2"/&gt;</text:span></text:p>
      <text:p text:style-name="P1"><text:span text:style-name="T7">&lt;param name="cfDiagStep" value="3"/&gt;</text:span></text:p>
      <text:p text:style-name="P1"><text:span text:style-name="T7">&lt;param name="cfExtdStep" value="0"/&gt;</text:span></text:p>
      <text:p text:style-name="P1"><text:span text:style-name="T7">&lt;param name="cfBonusStep" value="1"/&gt;</text:span></text:p>
      <text:p text:style-name="P1"><text:span text:style-name="T7">&lt;param name="cfMalusStep" value="1"/&gt;</text:span></text:p>
      <text:p text:style-name="P1"><text:span text:style-name="T7">&lt;param name="cfPadImpact" value="4"/&gt;</text:span></text:p>
      <text:p text:style-name="P1"><text:span text:style-name="T7">&lt;param name="cfSmdImpact" value="4"/&gt;</text:span></text:p>
      <text:p text:style-name="P1"><text:span text:style-name="T7">&lt;param name="cfBusImpact" value="0"/&gt;</text:span></text:p>
      <text:p text:style-name="P1"><text:span text:style-name="T7">&lt;param name="cfHugging" value="3"/&gt;</text:span></text:p>
      <text:p text:style-name="P1"><text:span text:style-name="T7">&lt;param name="cfAvoid" value="4"/&gt;</text:span></text:p>
      <text:p text:style-name="P1"><text:span text:style-name="T7">&lt;param name="cfPolygon" value="10"/&gt;</text:span></text:p>
      <text:p text:style-name="P1"><text:span text:style-name="T7">&lt;param name="cfBase.1" value="0"/&gt;</text:span></text:p>
      <text:p text:style-name="P1"><text:span text:style-name="T7">&lt;param name="cfBase.2" value="1"/&gt;</text:span></text:p>
      <text:p text:style-name="P1"><text:span text:style-name="T7">&lt;param name="cfBase.3" value="1"/&gt;</text:span></text:p>
      <text:p text:style-name="P1"><text:span text:style-name="T7">&lt;param name="cfBase.4" value="1"/&gt;</text:span></text:p>
      <text:p text:style-name="P1"><text:span text:style-name="T7">&lt;param name="cfBase.5" value="1"/&gt;</text:span></text:p>
      <text:p text:style-name="P1"><text:span text:style-name="T7">&lt;param name="cfBase.6" value="1"/&gt;</text:span></text:p>
      <text:p text:style-name="P1"><text:span text:style-name="T7">&lt;param name="cfBase.7" value="1"/&gt;</text:span></text:p>
      <text:p text:style-name="P1"><text:span text:style-name="T7">&lt;param name="cfBase.8" value="1"/&gt;</text:span></text:p>
      <text:p text:style-name="P1"><text:span text:style-name="T7">&lt;param name="cfBase.9" value="1"/&gt;</text:span></text:p>
      <text:p text:style-name="P1"><text:span text:style-name="T7">&lt;param name="cfBase.10" value="1"/&gt;</text:span></text:p>
      <text:p text:style-name="P1"><text:span text:style-name="T7">&lt;param name="cfBase.11" value="1"/&gt;</text:span></text:p>
      <text:p text:style-name="P1"><text:span text:style-name="T7">&lt;param name="cfBase.12" value="1"/&gt;</text:span></text:p>
      <text:p text:style-name="P1"><text:span text:style-name="T7">&lt;param name="cfBase.13" value="1"/&gt;</text:span></text:p>
      <text:p text:style-name="P1"><text:span text:style-name="T7">&lt;param name="cfBase.14" value="1"/&gt;</text:span></text:p>
      <text:p text:style-name="P1"><text:span text:style-name="T7">&lt;param name="cfBase.15" value="1"/&gt;</text:span></text:p>
      <text:p text:style-name="P1"><text:span text:style-name="T7">&lt;param name="cfBase.16" value="0"/&gt;</text:span></text:p>
      <text:p text:style-name="P1"><text:span text:style-name="T7">&lt;param name="mnVias" value="20"/&gt;</text:span></text:p>
      <text:p text:style-name="P1"><text:span text:style-name="T7">&lt;param name="mnSegments" value="9999"/&gt;</text:span></text:p>
      <text:p text:style-name="P1"><text:span text:style-name="T7">&lt;param name="mnExtdSteps" value="9999"/&gt;</text:span></text:p>
      <text:p text:style-name="P1"><text:span text:style-name="T7">&lt;param name="mnRipupLevel" value="10"/&gt;</text:span></text:p>
      <text:p text:style-name="P1"><text:span text:style-name="T7">&lt;param name="mnRipupSteps" value="100"/&gt;</text:span></text:p>
      <text:p text:style-name="P1"><text:span text:style-name="T7">&lt;param name="mnRipupTotal" value="100"/&gt;</text:span></text:p>
      <text:p text:style-name="P1"><text:span text:style-name="T7">&lt;/pass&gt;</text:span></text:p>
      <text:p text:style-name="P1"><text:span text:style-name="T7">&lt;pass name="Follow-me" refer="Default" active="yes"&gt;</text:span></text:p>
      <text:p text:style-name="P1"><text:span text:style-name="T7">&lt;/pass&gt;</text:span></text:p>
      <text:p text:style-name="P1"><text:span text:style-name="T7">&lt;pass name="Busses" refer="Default" active="yes"&gt;</text:span></text:p>
      <text:p text:style-name="P1"><text:span text:style-name="T7">&lt;param name="cfNonPref" value="4"/&gt;</text:span></text:p>
      <text:p text:style-name="P1"><text:span text:style-name="T7">&lt;param name="cfBusImpact" value="4"/&gt;</text:span></text:p>
      <text:p text:style-name="P1"><text:span text:style-name="T7">&lt;param name="cfHugging" value="0"/&gt;</text:span></text:p>
      <text:p text:style-name="P1"><text:span text:style-name="T7">&lt;param name="mnVias" value="0"/&gt;</text:span></text:p>
      <text:p text:style-name="P1"><text:span text:style-name="T7">&lt;/pass&gt;</text:span></text:p>
      <text:p text:style-name="P1"><text:span text:style-name="T7">&lt;pass name="Route" refer="Default" active="yes"&gt;</text:span></text:p>
      <text:p text:style-name="P1"><text:span text:style-name="T7">&lt;/pass&gt;</text:span></text:p>
      <text:p text:style-name="P1"><text:span text:style-name="T7">&lt;pass name="Optimize1" refer="Default" active="yes"&gt;</text:span></text:p>
      <text:p text:style-name="P1"><text:span text:style-name="T7">&lt;param name="cfVia" value="99"/&gt;</text:span></text:p>
      <text:p text:style-name="P1"><text:span text:style-name="T7">&lt;param name="cfExtdStep" value="10"/&gt;</text:span></text:p>
      <text:p text:style-name="P1"><text:span text:style-name="T7">&lt;param name="cfHugging" value="1"/&gt;</text:span></text:p>
      <text:p text:style-name="P1"><text:span text:style-name="T7">&lt;param name="mnExtdSteps" value="1"/&gt;</text:span></text:p>
      <text:p text:style-name="P1"><text:span text:style-name="T7">&lt;param name="mnRipupLevel" value="0"/&gt;</text:span></text:p>
      <text:p text:style-name="P1"><text:span text:style-name="T7">&lt;/pass&gt;</text:span></text:p>
      <text:p text:style-name="P1"><text:span text:style-name="T7">&lt;pass name="Optimize2" refer="Optimize1" active="yes"&gt;</text:span></text:p>
      <text:p text:style-name="P1"><text:span text:style-name="T7">&lt;param name="cfNonPref" value="0"/&gt;</text:span></text:p>
      <text:p text:style-name="P1"><text:span text:style-name="T7">&lt;param name="cfChangeDir" value="6"/&gt;</text:span></text:p>
      <text:p text:style-name="P1"><text:span text:style-name="T7">&lt;param name="cfExtdStep" value="0"/&gt;</text:span></text:p>
      <text:p text:style-name="P1"><text:span text:style-name="T7">&lt;param name="cfBonusStep" value="2"/&gt;</text:span></text:p>
      <text:p text:style-name="P1"><text:span text:style-name="T7">&lt;param name="cfMalusStep" value="2"/&gt;</text:span></text:p>
      <text:p text:style-name="P1"><text:span text:style-name="T7">&lt;param name="cfPadImpact" value="2"/&gt;</text:span></text:p>
      <text:p text:style-name="P1"><text:span text:style-name="T7">&lt;param name="cfSmdImpact" value="2"/&gt;</text:span></text:p>
      <text:p text:style-name="P1"><text:span text:style-name="T7">&lt;param name="cfHugging" value="0"/&gt;</text:span></text:p>
      <text:p text:style-name="P1"><text:span text:style-name="T7">&lt;/pass&gt;</text:span></text:p>
      <text:p text:style-name="P1"><text:span text:style-name="T7">&lt;pass name="Optimize3" refer="Optimize2" active="yes"&gt;</text:span></text:p>
      <text:p text:style-name="P1"><text:span text:style-name="T7">&lt;param name="cfChangeDir" value="8"/&gt;</text:span></text:p>
      <text:p text:style-name="P1"><text:span text:style-name="T7">&lt;param name="cfPadImpact" value="0"/&gt;</text:span></text:p>
      <text:p text:style-name="P1"><text:span text:style-name="T7">&lt;param name="cfSmdImpact" value="0"/&gt;</text:span></text:p>
      <text:p text:style-name="P1"><text:span text:style-name="T7">&lt;/pass&gt;</text:span></text:p>
      <text:p text:style-name="P1"><text:span text:style-name="T7">&lt;pass name="Optimize4" refer="Optimize3" active="yes"&gt;</text:span></text:p>
      <text:p text:style-name="P1"><text:span text:style-name="T7">&lt;param name="cfChangeDir" value="25"/&gt;</text:span></text:p>
      <text:p text:style-name="P1"><text:span text:style-name="T7">&lt;/pass&gt;</text:span></text:p>
      <text:p text:style-name="P2"><text:span text:style-name="T7">&lt;/autorouter&gt;</text:span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